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41cm"/>
    </style:style>
    <style:style style:name="co2" style:family="table-column">
      <style:table-column-properties fo:break-before="auto" style:column-width="5.821cm"/>
    </style:style>
    <style:style style:name="co3" style:family="table-column">
      <style:table-column-properties fo:break-before="auto" style:column-width="25.841cm"/>
    </style:style>
    <style:style style:name="co4" style:family="table-column">
      <style:table-column-properties fo:break-before="auto" style:column-width="1.711cm"/>
    </style:style>
    <style:style style:name="co5" style:family="table-column">
      <style:table-column-properties fo:break-before="auto" style:column-width="2.328cm"/>
    </style:style>
    <style:style style:name="co6" style:family="table-column">
      <style:table-column-properties fo:break-before="auto" style:column-width="2.346cm"/>
    </style:style>
    <style:style style:name="co7" style:family="table-column">
      <style:table-column-properties fo:break-before="auto" style:column-width="2.134cm"/>
    </style:style>
    <style:style style:name="co8" style:family="table-column">
      <style:table-column-properties fo:break-before="auto" style:column-width="0.864cm"/>
    </style:style>
    <style:style style:name="co9" style:family="table-column">
      <style:table-column-properties fo:break-before="auto" style:column-width="18.856cm"/>
    </style:style>
    <style:style style:name="co10" style:family="table-column">
      <style:table-column-properties fo:break-before="auto" style:column-width="0.547cm"/>
    </style:style>
    <style:style style:name="co11" style:family="table-column">
      <style:table-column-properties fo:break-before="auto" style:column-width="2.434cm"/>
    </style:style>
    <style:style style:name="co12" style:family="table-column">
      <style:table-column-properties fo:break-before="auto" style:column-width="1.764cm"/>
    </style:style>
    <style:style style:name="ro1" style:family="table-row">
      <style:table-row-properties style:row-height="0.076cm" fo:break-before="auto" style:use-optimal-row-height="false"/>
    </style:style>
    <style:style style:name="ro2" style:family="table-row">
      <style:table-row-properties style:row-height="1.667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1.058cm" fo:break-before="auto" style:use-optimal-row-height="false"/>
    </style:style>
    <style:style style:name="ro5" style:family="table-row">
      <style:table-row-properties style:row-height="0.547cm" fo:break-before="auto" style:use-optimal-row-height="true"/>
    </style:style>
    <style:style style:name="ro6" style:family="table-row">
      <style:table-row-properties style:row-height="0.353cm" fo:break-before="auto" style:use-optimal-row-height="false"/>
    </style:style>
    <style:style style:name="ro7" style:family="table-row">
      <style:table-row-properties style:row-height="0.529cm" fo:break-before="auto" style:use-optimal-row-height="false"/>
    </style:style>
    <style:style style:name="ta1" style:family="table" style:master-page-name="mp1">
      <style:table-properties table:display="true" style:writing-mode="lr-tb"/>
    </style:style>
    <number:number-style style:name="N3">
      <number:number number:decimal-places="0" number:min-decimal-places="0" number:min-integer-digits="1" number:grouping="true"/>
    </number:number-style>
    <style:style style:name="ce2" style:family="table-cell" style:parent-style-name="Normal_20_2" style:data-style-name="N0">
      <style:table-cell-properties fo:background-color="#ffffff" style:vertical-align="automatic"/>
    </style:style>
    <style:style style:name="ce4" style:family="table-cell" style:parent-style-name="Normal_20_2" style:data-style-name="N0">
      <style:table-cell-properties fo:background-color="#ffffff" style:vertical-align="automatic"/>
      <style:text-properties fo:color="#ff0000" fo:font-size="10pt" style:font-size-asian="10pt" style:font-size-complex="10pt"/>
    </style:style>
    <style:style style:name="ce6" style:family="table-cell" style:parent-style-name="Normal_20_3" style:data-style-name="N0">
      <style:table-cell-properties fo:background-color="#ffffff" style:vertical-align="automatic"/>
    </style:style>
    <style:style style:name="ce5" style:family="table-cell" style:parent-style-name="Normal_20_2" style:data-style-name="N0">
      <style:table-cell-properties fo:background-color="#ffffff" style:vertical-align="middle"/>
      <style:text-properties fo:font-size="26pt" style:font-size-asian="26pt" style:font-size-complex="26pt"/>
    </style:style>
    <style:style style:name="ce7" style:family="table-cell" style:parent-style-name="Normal_20_2" style:data-style-name="N0">
      <style:table-cell-properties fo:background-color="#ffffff" style:vertical-align="automatic"/>
      <style:text-properties fo:font-weight="bold" style:font-weight-asian="bold" style:font-weight-complex="bold"/>
    </style:style>
    <style:style style:name="ce15" style:family="table-cell" style:parent-style-name="Hyperlink" style:data-style-name="N0">
      <style:table-cell-properties fo:background-color="#ffffff" style:text-align-source="fix" style:repeat-content="false" style:vertical-align="automatic"/>
      <style:paragraph-properties fo:text-align="start" fo:margin-left="0cm"/>
      <style:text-properties fo:color="#0563c1" style:text-underline-style="solid" style:text-underline-width="auto" style:text-underline-color="font-color"/>
    </style:style>
    <style:style style:name="ce8" style:family="table-cell" style:parent-style-name="Normal_20_2" style:data-style-name="N0">
      <style:table-cell-properties fo:border-bottom="0.06pt solid #000000" fo:background-color="#ffffff" fo:wrap-option="wrap" fo:border-left="none" fo:border-right="none" fo:border-top="0.06pt solid #000000" style:vertical-align="middle"/>
      <style:text-properties fo:font-size="16pt" fo:font-weight="bold" style:font-size-asian="16pt" style:font-weight-asian="bold" style:font-size-complex="16pt" style:font-weight-complex="bold"/>
    </style:style>
    <style:style style:name="ce9" style:family="table-cell" style:parent-style-name="Default" style:data-style-name="N0">
      <style:table-cell-properties fo:background-color="#ffffff"/>
      <style:text-properties fo:font-weight="bold" style:font-weight-asian="bold" style:font-weight-complex="bold"/>
    </style:style>
    <style:style style:name="ce10" style:family="table-cell" style:parent-style-name="Normal_20_2" style:data-style-name="N0">
      <style:table-cell-properties fo:background-color="#ffffff" style:vertical-align="automatic"/>
      <style:text-properties fo:color="#ff0000"/>
    </style:style>
    <style:style style:name="ce12" style:family="table-cell" style:parent-style-name="Normal_20_2" style:data-style-name="N0">
      <style:table-cell-properties fo:background-color="#ffffff" style:vertical-align="automatic"/>
      <style:text-properties fo:color="#ffffff"/>
    </style:style>
    <style:style style:name="ce13" style:family="table-cell" style:parent-style-name="Normal_20_2"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fo:color="#ffffff" fo:font-weight="bold" style:font-weight-asian="bold" style:font-weight-complex="bold"/>
    </style:style>
    <style:style style:name="ce14" style:family="table-cell" style:parent-style-name="Normal_20_2" style:data-style-name="N0">
      <style:table-cell-properties fo:background-color="#ffffff" style:vertical-align="middle"/>
      <style:text-properties fo:color="#ff0000"/>
    </style:style>
    <style:style style:name="ce11" style:family="table-cell" style:parent-style-name="Normal_20_2" style:data-style-name="N3">
      <style:table-cell-properties fo:background-color="#ffffff" style:vertical-align="automatic"/>
    </style:style>
    <style:style style:name="ce3" style:family="table-cell" style:parent-style-name="Default" style:data-style-name="N0">
      <style:table-cell-properties fo:background-color="#ffffff"/>
    </style:style>
    <style:style style:name="ce33" style:family="table-cell" style:parent-style-name="Normal_20_39" style:data-style-name="N0">
      <style:table-cell-properties fo:background-color="#ffffff" style:vertical-align="automatic"/>
      <style:text-properties style:font-name="Arial" fo:font-weight="bold" style:font-name-asian="Arial" style:font-weight-asian="bold" style:font-name-complex="Arial" style:font-weight-complex="bold"/>
    </style:style>
    <style:style style:name="ce31" style:family="table-cell" style:parent-style-name="Normal_20_39" style:data-style-name="N0">
      <style:table-cell-properties fo:background-color="#ffffff" style:vertical-align="automatic"/>
    </style:style>
    <style:style style:name="ce1" style:family="table-cell" style:parent-style-name="Default" style:data-style-name="N0"/>
    <style:style style:name="ce34" style:family="table-cell" style:parent-style-name="Normal_20_39" style:data-style-name="N0">
      <style:table-cell-properties fo:background-color="#ffffff" style:vertical-align="automatic"/>
      <style:text-properties style:font-name="Arial" fo:font-size="12pt" fo:font-weight="bold" style:font-name-asian="Arial" style:font-size-asian="12pt" style:font-weight-asian="bold" style:font-name-complex="Arial" style:font-size-complex="12pt" style:font-weight-complex="bold"/>
    </style:style>
    <style:style style:name="ce35" style:family="table-cell" style:parent-style-name="Normal_20_39" style:data-style-name="N0">
      <style:table-cell-properties fo:background-color="#ffffff" style:vertical-align="automatic"/>
      <style:text-properties style:font-name="Arial" fo:font-size="12pt" style:font-name-asian="Arial" style:font-size-asian="12pt" style:font-name-complex="Arial" style:font-size-complex="12pt"/>
    </style:style>
    <style:style style:name="ce36" style:family="table-cell" style:parent-style-name="Normal_20_39" style:data-style-name="N0">
      <style:table-cell-properties fo:border-bottom="none" fo:background-color="#ffffff" style:text-align-source="fix" style:repeat-content="false" fo:border-left="none" fo:border-right="none" fo:border-top="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37" style:family="table-cell" style:parent-style-name="Normal_20_39" style:data-style-name="N0">
      <style:table-cell-properties fo:border-bottom="0.06pt solid #000000" fo:background-color="#ffffff" fo:border-left="none" fo:border-right="none" fo:border-top="none" style:vertical-align="middle"/>
      <style:text-properties style:font-name="Arial" fo:font-size="10pt" style:font-name-asian="Arial" style:font-size-asian="10pt" style:font-name-complex="Arial" style:font-size-complex="10pt"/>
    </style:style>
    <style:style style:name="ce42" style:family="table-cell" style:parent-style-name="Normal_20_39" style:data-style-name="N114">
      <style:table-cell-properties fo:background-color="#ffffff" style:vertical-align="automatic"/>
      <style:text-properties style:font-name="Arial" fo:font-size="10pt" style:font-name-asian="Arial" style:font-size-asian="10pt" style:font-name-complex="Arial" style:font-size-complex="10pt"/>
    </style:style>
    <style:style style:name="ce58" style:family="table-cell" style:parent-style-name="Normal_20_5" style:data-style-name="N114">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fo:font-size="10pt" style:font-name-asian="Arial" style:font-size-asian="10pt" style:font-name-complex="Arial" style:font-size-complex="10pt"/>
    </style:style>
    <style:style style:name="ce63" style:family="table-cell" style:parent-style-name="Normal_20_39" style:data-style-name="N114">
      <style:table-cell-properties fo:background-color="transparent" style:vertical-align="automatic"/>
      <style:text-properties style:font-name="Arial" fo:font-size="10pt" style:font-name-asian="Arial" style:font-size-asian="10pt" style:font-name-complex="Arial" style:font-size-complex="10pt"/>
    </style:style>
    <style:style style:name="ce71" style:family="table-cell" style:parent-style-name="Default" style:data-style-name="N114">
      <style:table-cell-properties style:text-align-source="fix" style:repeat-content="false" fo:padding-bottom="0.035cm" fo:padding-left="0.035cm" fo:padding-right="0cm" fo:padding-top="0.035cm" style:vertical-align="automatic"/>
      <style:paragraph-properties fo:text-align="end"/>
    </style:style>
    <style:style style:name="ce72" style:family="table-cell" style:parent-style-name="Normal_20_39" style:data-style-name="N0">
      <style:table-cell-properties fo:background-color="#ffffff" style:text-align-source="fix" style:repeat-content="false" style:vertical-align="automatic"/>
      <style:paragraph-properties fo:text-align="start" fo:margin-left="0cm"/>
      <style:text-properties fo:font-style="italic" style:font-style-asian="italic" style:font-style-complex="italic"/>
    </style:style>
    <style:style style:name="ce73" style:family="table-cell" style:parent-style-name="Normal_20_39" style:data-style-name="N0">
      <style:table-cell-properties fo:background-color="#ffffff" style:vertical-align="automatic"/>
      <style:text-properties style:text-underline-style="solid" style:text-underline-width="auto" style:text-underline-color="font-color" fo:font-weight="bold" style:font-weight-asian="bold" style:font-weight-complex="bold"/>
    </style:style>
    <style:style style:name="ce74" style:family="table-cell" style:parent-style-name="Normal_20_2" style:data-style-name="N0">
      <style:table-cell-properties fo:background-color="#ffffff" style:text-align-source="fix" style:repeat-content="false" style:vertical-align="automatic"/>
      <style:paragraph-properties fo:text-align="start" fo:margin-left="0cm"/>
      <style:text-properties fo:font-size="10pt" style:font-size-asian="10pt" style:font-size-complex="10pt"/>
    </style:style>
    <style:style style:name="ce75" style:family="table-cell" style:parent-style-name="Normal_20_5" style:data-style-name="N0">
      <style:table-cell-properties fo:background-color="#ffffff" style:vertical-align="automatic"/>
      <style:text-properties fo:font-size="10pt" style:font-size-asian="10pt" style:font-size-complex="10pt"/>
    </style:style>
    <style:style style:name="ce76" style:family="table-cell" style:parent-style-name="Normal_20_2" style:data-style-name="N0">
      <style:table-cell-properties fo:background-color="#ffffff" style:vertical-align="automatic"/>
      <style:text-properties fo:font-size="10pt" style:font-size-asian="10pt" style:font-size-complex="10pt"/>
    </style:style>
    <style:style style:name="ce77" style:family="table-cell" style:parent-style-name="Normal_20_39" style:data-style-name="N0">
      <style:table-cell-properties fo:background-color="#ffffff" style:vertical-align="automatic"/>
      <style:text-properties fo:font-size="10pt" style:font-size-asian="10pt" style:font-size-complex="10pt"/>
    </style:style>
    <style:style style:name="ce119" style:family="table-cell" style:parent-style-name="Normal_20_39" style:data-style-name="N0">
      <style:table-cell-properties fo:border-bottom="none" fo:background-color="#ffffff" style:text-align-source="fix" style:repeat-content="false" fo:border-left="0.06pt solid #000000" fo:border-right="0.06pt solid #000000" fo:border-top="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120" style:family="table-cell" style:parent-style-name="Normal_20_39" style:data-style-name="N0">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Arial" fo:font-size="10pt" style:font-name-asian="Arial" style:font-size-asian="10pt" style:font-name-complex="Arial" style:font-size-complex="10pt"/>
    </style:style>
    <style:style style:name="ce121" style:family="table-cell" style:parent-style-name="Normal_20_39" style:data-style-name="N0">
      <style:table-cell-properties fo:border-bottom="none" fo:background-color="#ffffff" style:text-align-source="fix" style:repeat-content="false" fo:border-left="0.06pt solid #000000" fo:padding-bottom="0.035cm" fo:padding-left="0.035cm" fo:padding-right="0cm" fo:padding-top="0.035cm" fo:border-right="none" fo:border-top="0.06pt solid #000000" style:vertical-align="automatic"/>
      <style:paragraph-properties fo:text-align="end"/>
      <style:text-properties style:font-name="Arial" fo:font-size="10pt" style:font-name-asian="Arial" style:font-size-asian="10pt" style:font-name-complex="Arial" style:font-size-complex="10pt"/>
    </style:style>
    <style:style style:name="ce122" style:family="table-cell" style:parent-style-name="Normal_20_39" style:data-style-name="N0">
      <style:table-cell-properties fo:border-bottom="none"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 fo:font-size="10pt" style:font-name-asian="Arial" style:font-size-asian="10pt" style:font-name-complex="Arial" style:font-size-complex="10pt"/>
    </style:style>
    <style:style style:name="ce123" style:family="table-cell" style:parent-style-name="Normal_20_39" style:data-style-name="N111">
      <style:table-cell-properties fo:border-bottom="none" fo:background-color="#ffffff" fo:border-left="0.06pt solid #000000" fo:border-right="none" fo:border-top="none" style:vertical-align="automatic"/>
      <style:text-properties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24" style:family="table-cell" style:parent-style-name="Normal_20_39" style:data-style-name="N111">
      <style:table-cell-properties fo:border-bottom="none" fo:background-color="#ffffff" fo:border-left="0.06pt solid #000000" fo:border-right="none" fo:border-top="none" style:vertical-align="automatic"/>
      <style:text-properties fo:color="#ff0000"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25" style:family="table-cell" style:parent-style-name="Default" style:data-style-name="N111">
      <style:table-cell-properties fo:border-bottom="none"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 fo:font-size="10pt" style:font-name-asian="Arial" style:font-size-asian="10pt" style:font-name-complex="Arial" style:font-size-complex="10pt"/>
    </style:style>
    <style:style style:name="ce126" style:family="table-cell" style:parent-style-name="Default" style:data-style-name="N111">
      <style:table-cell-properties style:text-align-source="fix" style:repeat-content="false" fo:padding-bottom="0.035cm" fo:padding-left="0.035cm" fo:padding-right="0cm" fo:padding-top="0.035cm" style:vertical-align="automatic"/>
      <style:paragraph-properties fo:text-align="end"/>
      <style:text-properties style:font-name="Arial" fo:font-size="10pt" style:font-name-asian="Arial" style:font-size-asian="10pt" style:font-name-complex="Arial" style:font-size-complex="10pt"/>
    </style:style>
    <style:style style:name="ce127" style:family="table-cell" style:parent-style-name="Normal_20_39" style:data-style-name="N0">
      <style:table-cell-properties fo:border-bottom="0.06pt solid #000000" fo:background-color="#ffffff" style:text-align-source="fix" style:repeat-content="false" fo:border-left="none" fo:border-right="0.06pt solid #000000" fo:border-top="none" style:vertical-align="middle"/>
      <style:paragraph-properties fo:text-align="center"/>
      <style:text-properties style:font-name="Arial" fo:font-size="10pt" style:font-name-asian="Arial" style:font-size-asian="10pt" style:font-name-complex="Arial" style:font-size-complex="10pt"/>
    </style:style>
    <style:style style:name="ce128" style:family="table-cell" style:parent-style-name="Normal_20_39" style:data-style-name="N0">
      <style:table-cell-properties fo:border-bottom="none" fo:background-color="#ffffff" style:text-align-source="fix" style:repeat-content="false" fo:border-left="none" fo:padding-bottom="0.035cm" fo:padding-left="0.035cm" fo:padding-right="0cm" fo:padding-top="0.035cm" fo:border-right="0.06pt solid #000000" fo:border-top="0.06pt solid #000000" style:vertical-align="automatic"/>
      <style:paragraph-properties fo:text-align="end"/>
      <style:text-properties style:font-name="Arial" fo:font-size="10pt" style:font-name-asian="Arial" style:font-size-asian="10pt" style:font-name-complex="Arial" style:font-size-complex="10pt"/>
    </style:style>
    <style:style style:name="ce129" style:family="table-cell" style:parent-style-name="Normal_20_39" style:data-style-name="N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130" style:family="table-cell" style:parent-style-name="Normal_20_39" style:data-style-name="N111">
      <style:table-cell-properties fo:border-bottom="none" fo:background-color="#ffffff" fo:border-left="none" fo:border-right="0.06pt solid #000000" fo:border-top="none" style:vertical-align="automatic"/>
      <style:text-properties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31" style:family="table-cell" style:parent-style-name="Normal_20_39" style:data-style-name="N111">
      <style:table-cell-properties fo:border-bottom="none" fo:background-color="#ffffff" fo:border-left="none" fo:border-right="0.06pt solid #000000" fo:border-top="none" style:vertical-align="automatic"/>
      <style:text-properties fo:color="#ff0000"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32" style:family="table-cell" style:parent-style-name="Normal_20_39" style:data-style-name="N111">
      <style:table-cell-properties fo:border-bottom="none" fo:background-color="#ffffff" fo:border-left="none" fo:border-right="0.06pt solid #000000" fo:border-top="none" style:vertical-align="automatic"/>
      <style:text-properties style:font-name="Arial" fo:font-size="10pt" style:font-name-asian="Arial" style:font-size-asian="10pt" style:font-name-complex="Arial" style:font-size-complex="10pt"/>
    </style:style>
    <style:style style:name="ce133" style:family="table-cell" style:parent-style-name="Normal_20_39" style:data-style-name="N111">
      <style:table-cell-properties fo:border-bottom="none" fo:background-color="#ffffff" fo:border-left="none" fo:border-right="0.06pt solid #000000" fo:border-top="none"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134" style:family="table-cell" style:parent-style-name="Normal_20_39" style:data-style-name="N0">
      <style:table-cell-properties fo:border-bottom="none" fo:background-color="#ffffff" style:text-align-source="fix" style:repeat-content="false" fo:border-left="0.06pt solid #000000" fo:padding-bottom="0.035cm" fo:padding-left="0.035cm" fo:padding-right="0cm" fo:padding-top="0.035cm" fo:border-right="none" fo:border-top="0.06pt solid #000000" style:vertical-align="automatic"/>
      <style:paragraph-properties fo:text-align="end" fo:margin-left="0cm"/>
      <style:text-properties style:font-name="Arial" fo:font-size="10pt" style:font-name-asian="Arial" style:font-size-asian="10pt" style:font-name-complex="Arial" style:font-size-complex="10pt"/>
    </style:style>
    <style:style style:name="ce136" style:family="table-cell" style:parent-style-name="Normal_20_39" style:data-style-name="N111">
      <style:table-cell-properties fo:border-bottom="none" fo:background-color="#ffffff" fo:border-left="none" fo:border-right="0.06pt solid #000000" fo:border-top="none" style:vertical-align="automatic"/>
      <style:text-properties style:font-name="Arial" fo:font-size="10pt" fo:font-weight="normal" style:font-name-asian="Arial" style:font-size-asian="10pt" style:font-weight-asian="normal" style:font-name-complex="Arial" style:font-size-complex="10pt" style:font-weight-complex="normal"/>
    </style:style>
    <style:style style:name="ce137" style:family="table-cell" style:parent-style-name="Normal_20_39" style:data-style-name="N0">
      <style:table-cell-properties fo:border-bottom="0.06pt solid #000000" fo:background-color="#ffffff" style:text-align-source="fix" style:repeat-content="false" fo:border-left="none" fo:border-right="none" fo:border-top="none" style:vertical-align="middle"/>
      <style:paragraph-properties fo:text-align="center"/>
      <style:text-properties style:font-name="Arial" fo:font-size="10pt" style:font-name-asian="Arial" style:font-size-asian="10pt" style:font-name-complex="Arial" style:font-size-complex="10pt"/>
    </style:style>
    <style:style style:name="ce138" style:family="table-cell" style:parent-style-name="Normal_20_39"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fo:font-size="10pt" style:font-name-asian="Arial" style:font-size-asian="10pt" style:font-name-complex="Arial" style:font-size-complex="10pt"/>
    </style:style>
    <style:style style:name="ce139" style:family="table-cell" style:parent-style-name="Normal_20_39" style:data-style-name="N111">
      <style:table-cell-properties fo:background-color="#ffffff" style:vertical-align="automatic"/>
      <style:text-properties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40" style:family="table-cell" style:parent-style-name="Normal_20_39" style:data-style-name="N111">
      <style:table-cell-properties fo:background-color="#ffffff" style:vertical-align="automatic"/>
      <style:text-properties fo:color="#ff0000"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41" style:family="table-cell" style:parent-style-name="Default" style:data-style-name="N111">
      <style:table-cell-properties fo:border-bottom="none"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142" style:family="table-cell" style:parent-style-name="Normal_20_39" style:data-style-name="N0">
      <style:table-cell-properties fo:background-color="#ffffff" style:vertical-align="automatic"/>
      <style:text-properties style:font-name="Arial" fo:font-size="10pt" style:font-name-asian="Arial" style:font-size-asian="10pt" style:font-name-complex="Arial" style:font-size-complex="10pt"/>
    </style:style>
    <style:style style:name="T1" style:family="text">
      <style:text-properties fo:color="#ff2121"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row table:style-name="ro1">
          <table:table-cell office:value-type="string" calcext:value-type="string">
            <text:p><text:s text:c="171"/></text:p>
          </table:table-cell>
          <table:table-cell table:number-columns-repeated="12"/>
          <table:table-cell table:style-name="ce3" table:number-columns-repeated="1011"/>
        </table:table-row>
        <table:table-row table:style-name="ro2">
          <table:table-cell table:style-name="ce4"/>
          <table:table-cell table:style-name="ce5" office:value-type="string" calcext:value-type="string">
            <text:p>The reproduction number (R) and growth rate</text:p>
          </table:table-cell>
          <table:table-cell table:style-name="ce4"/>
          <table:table-cell table:number-columns-repeated="10"/>
          <table:table-cell table:style-name="ce6" table:number-columns-repeated="1011"/>
        </table:table-row>
        <table:table-row table:style-name="ro3">
          <table:table-cell/>
          <table:table-cell table:style-name="ce7" office:value-type="string" calcext:value-type="string">
            <text:p>Date of publication: 07 December 2022</text:p>
          </table:table-cell>
          <table:table-cell table:number-columns-repeated="11"/>
          <table:table-cell table:style-name="ce6" table:number-columns-repeated="1011"/>
        </table:table-row>
        <table:table-row table:style-name="ro3">
          <table:table-cell/>
          <table:table-cell table:style-name="ce15" office:value-type="string" calcext:value-type="string" table:number-columns-spanned="2" table:number-rows-spanned="1">
            <text:p><text:a xlink:href="https://www.gov.uk/guidance/the-r-value-and-growth-rate" xlink:type="simple">The R value and growth rate</text:a></text:p>
          </table:table-cell>
          <table:covered-table-cell/>
          <table:table-cell table:number-columns-repeated="10"/>
          <table:table-cell table:style-name="ce6" table:number-columns-repeated="1011"/>
        </table:table-row>
        <table:table-row table:style-name="ro3">
          <table:table-cell table:number-columns-repeated="13"/>
          <table:table-cell table:style-name="ce6" table:number-columns-repeated="1011"/>
        </table:table-row>
        <table:table-row table:style-name="ro4">
          <table:table-cell/>
          <table:table-cell table:style-name="ce8" office:value-type="string" calcext:value-type="string">
            <text:p>Contents</text:p>
          </table:table-cell>
          <table:table-cell table:style-name="ce8"/>
          <table:table-cell table:number-columns-repeated="10"/>
          <table:table-cell table:style-name="ce6" table:number-columns-repeated="1011"/>
        </table:table-row>
        <table:table-row table:style-name="ro3">
          <table:table-cell table:number-columns-repeated="1024"/>
        </table:table-row>
        <table:table-row table:style-name="ro3">
          <table:table-cell/>
          <table:table-cell table:style-name="ce9" office:value-type="string" calcext:value-type="string">
            <text:p>Notes and Definitions</text:p>
          </table:table-cell>
          <table:table-cell office:value-type="string" calcext:value-type="string">
            <text:p>Notes and definitions</text:p>
          </table:table-cell>
          <table:table-cell table:number-columns-repeated="10"/>
          <table:table-cell table:style-name="ce6" table:number-columns-repeated="1011"/>
        </table:table-row>
        <table:table-row table:style-name="ro3">
          <table:table-cell/>
          <table:table-cell table:style-name="ce9" office:value-type="string" calcext:value-type="string">
            <text:p>Table 1: R</text:p>
          </table:table-cell>
          <table:table-cell office:value-type="string" calcext:value-type="string">
            <text:p>Lower and upper bound estimates for R (90% Confidence Interval) for England and the seven NHS England regions </text:p>
          </table:table-cell>
          <table:table-cell table:number-columns-repeated="10"/>
          <table:table-cell table:style-name="ce6" table:number-columns-repeated="1011"/>
        </table:table-row>
        <table:table-row table:style-name="ro3">
          <table:table-cell/>
          <table:table-cell table:style-name="ce9"/>
          <table:table-cell office:value-type="string" calcext:value-type="string">
            <text:p>Historical lower and upper bound estimates for R (90% Confidence Interval) for the UK published between 29 May 2020 and 26 March 2021</text:p>
          </table:table-cell>
          <table:table-cell table:number-columns-repeated="10"/>
          <table:table-cell table:style-name="ce6" table:number-columns-repeated="1011"/>
        </table:table-row>
        <table:table-row table:style-name="ro3">
          <table:table-cell/>
          <table:table-cell table:style-name="ce9" office:value-type="string" calcext:value-type="string">
            <text:p>Table 2: Growth rate</text:p>
          </table:table-cell>
          <table:table-cell office:value-type="string" calcext:value-type="string">
            <text:p>Lower and upper bound estimates for the growth rate per day (90% Confidence Interval) for England and the seven NHS England regions </text:p>
          </table:table-cell>
          <table:table-cell table:number-columns-repeated="10"/>
          <table:table-cell table:style-name="ce6" table:number-columns-repeated="1011"/>
        </table:table-row>
        <table:table-row table:style-name="ro3">
          <table:table-cell table:number-columns-repeated="2"/>
          <table:table-cell office:value-type="string" calcext:value-type="string">
            <text:p>Historical lower and upper bound estimates for the growth rate per day (90% Confidence Interval) for the UK published between 12 June 2020 and 26 March 2021</text:p>
          </table:table-cell>
          <table:table-cell table:number-columns-repeated="1021"/>
        </table:table-row>
        <table:table-row table:style-name="ro3">
          <table:table-cell table:number-columns-repeated="1024"/>
        </table:table-row>
        <table:table-row table:style-name="ro3" table:number-rows-repeated="2">
          <table:table-cell/>
          <table:table-cell table:style-name="ce10"/>
          <table:table-cell table:number-columns-repeated="11"/>
          <table:table-cell table:style-name="ce6" table:number-columns-repeated="1011"/>
        </table:table-row>
        <table:table-row table:style-name="ro3">
          <table:table-cell/>
          <table:table-cell table:style-name="ce10"/>
          <table:table-cell table:number-columns-repeated="10"/>
          <table:table-cell table:style-name="ce11"/>
          <table:table-cell table:style-name="ce6" table:number-columns-repeated="1011"/>
        </table:table-row>
        <table:table-row table:style-name="ro3" table:number-rows-repeated="2">
          <table:table-cell table:style-name="ce6"/>
          <table:table-cell table:style-name="ce10"/>
          <table:table-cell table:number-columns-repeated="11"/>
          <table:table-cell table:style-name="ce6" table:number-columns-repeated="1011"/>
        </table:table-row>
        <table:table-row table:style-name="ro3" table:number-rows-repeated="9">
          <table:table-cell table:style-name="ce6"/>
          <table:table-cell table:style-name="ce10" table:number-columns-repeated="2"/>
          <table:table-cell table:number-columns-repeated="10"/>
          <table:table-cell table:style-name="ce6" table:number-columns-repeated="1011"/>
        </table:table-row>
        <table:table-row table:style-name="ro3">
          <table:table-cell table:style-name="ce6"/>
          <table:table-cell table:style-name="ce10" table:number-columns-repeated="2"/>
          <table:table-cell table:number-columns-repeated="9"/>
          <table:table-cell table:style-name="ce11"/>
          <table:table-cell table:style-name="ce6" table:number-columns-repeated="1011"/>
        </table:table-row>
        <table:table-row table:style-name="ro3" table:number-rows-repeated="2">
          <table:table-cell table:style-name="ce6"/>
          <table:table-cell table:style-name="ce10" table:number-columns-repeated="2"/>
          <table:table-cell table:number-columns-repeated="10"/>
          <table:table-cell table:style-name="ce6" table:number-columns-repeated="1011"/>
        </table:table-row>
        <table:table-row table:style-name="ro3">
          <table:table-cell table:style-name="ce6"/>
          <table:table-cell table:style-name="ce12"/>
          <table:table-cell table:style-name="ce10"/>
          <table:table-cell table:number-columns-repeated="10"/>
          <table:table-cell table:style-name="ce6" table:number-columns-repeated="1011"/>
        </table:table-row>
        <table:table-row table:style-name="ro3">
          <table:table-cell table:style-name="ce6"/>
          <table:table-cell/>
          <table:table-cell table:style-name="ce10"/>
          <table:table-cell table:number-columns-repeated="10"/>
          <table:table-cell table:style-name="ce6" table:number-columns-repeated="1011"/>
        </table:table-row>
        <table:table-row table:style-name="ro3" table:number-rows-repeated="4">
          <table:table-cell table:style-name="ce6"/>
          <table:table-cell table:style-name="ce13"/>
          <table:table-cell table:style-name="ce10"/>
          <table:table-cell table:style-name="ce6" table:number-columns-repeated="1021"/>
        </table:table-row>
        <table:table-row table:style-name="ro3" table:number-rows-repeated="2">
          <table:table-cell table:style-name="ce6"/>
          <table:table-cell table:style-name="ce12"/>
          <table:table-cell table:style-name="ce10"/>
          <table:table-cell table:style-name="ce6" table:number-columns-repeated="1021"/>
        </table:table-row>
        <table:table-row table:style-name="ro3">
          <table:table-cell table:style-name="ce6"/>
          <table:table-cell/>
          <table:table-cell table:style-name="ce10"/>
          <table:table-cell table:style-name="ce6" table:number-columns-repeated="1021"/>
        </table:table-row>
        <table:table-row table:style-name="ro3">
          <table:table-cell table:style-name="ce6"/>
          <table:table-cell/>
          <table:table-cell table:style-name="ce14"/>
          <table:table-cell table:style-name="ce6" table:number-columns-repeated="1021"/>
        </table:table-row>
        <table:table-row table:style-name="ro3" table:number-rows-repeated="8">
          <table:table-cell table:style-name="ce6"/>
          <table:table-cell/>
          <table:table-cell table:style-name="ce10"/>
          <table:table-cell table:style-name="ce6" table:number-columns-repeated="1021"/>
        </table:table-row>
        <table:table-row table:style-name="ro3" table:number-rows-repeated="3">
          <table:table-cell table:style-name="ce6" table:number-columns-repeated="2"/>
          <table:table-cell table:style-name="ce10"/>
          <table:table-cell table:style-name="ce6" table:number-columns-repeated="1021"/>
        </table:table-row>
        <table:table-row table:style-name="ro3" table:number-rows-repeated="1048524">
          <table:table-cell table:number-columns-repeated="1024"/>
        </table:table-row>
        <table:table-row table:style-name="ro3">
          <table:table-cell table:number-columns-repeated="1024"/>
        </table:table-row>
      </table:table>
      <table:table table:name="Table1_-_R" table:style-name="ta1">
        <office:forms form:automatic-focus="false" form:apply-design-mode="false"/>
        <table:table-column table:style-name="co10" table:default-cell-style-name="ce31"/>
        <table:table-column table:style-name="co11" table:number-columns-repeated="21" table:default-cell-style-name="ce31"/>
        <table:table-column table:style-name="co12" table:number-columns-repeated="1002" table:default-cell-style-name="ce31"/>
        <table:table-row table:style-name="ro1">
          <table:table-cell table:style-name="ce3"/>
          <table:table-cell table:number-columns-repeated="22"/>
          <table:table-cell table:style-name="ce3" table:number-columns-repeated="1001"/>
        </table:table-row>
        <table:table-row table:style-name="ro5">
          <table:table-cell table:style-name="ce33"/>
          <table:table-cell table:style-name="ce34" office:value-type="string" calcext:value-type="string">
            <text:p>Table 1: Time series of published reproduction number (R) estimates</text:p>
          </table:table-cell>
          <table:table-cell table:style-name="ce33" table:number-columns-repeated="1022"/>
        </table:table-row>
        <table:table-row table:style-name="ro5">
          <table:table-cell table:style-name="ce33"/>
          <table:table-cell table:style-name="ce35" office:value-type="string" calcext:value-type="string">
            <text:p>29 May 2020 to present</text:p>
          </table:table-cell>
          <table:table-cell table:style-name="ce33" table:number-columns-repeated="1022"/>
        </table:table-row>
        <table:table-row table:style-name="ro6">
          <table:table-cell table:style-name="ce33"/>
          <table:table-cell table:style-name="ce34"/>
          <table:table-cell table:style-name="ce33" table:number-columns-repeated="1022"/>
        </table:table-row>
        <table:table-row table:style-name="ro3">
          <table:table-cell table:style-name="ce33"/>
          <table:table-cell table:style-name="ce2" office:value-type="string" calcext:value-type="string">
            <text:p>UK, England and NHS England regions</text:p>
          </table:table-cell>
          <table:table-cell table:style-name="ce33" table:number-columns-repeated="1022"/>
        </table:table-row>
        <table:table-row table:style-name="ro3">
          <table:table-cell table:style-name="ce33"/>
          <table:table-cell table:style-name="ce2" office:value-type="string" calcext:value-type="string">
            <text:p>Lower and upper bound estimates for R (90% Confidence Interval)</text:p>
          </table:table-cell>
          <table:table-cell table:style-name="ce33" table:number-columns-repeated="1022"/>
        </table:table-row>
        <table:table-row table:style-name="ro3">
          <table:table-cell table:number-columns-repeated="1024"/>
        </table:table-row>
        <table:table-row table:style-name="ro3">
          <table:table-cell table:style-name="ce3"/>
          <table:table-cell table:style-name="ce36" office:value-type="string" calcext:value-type="string">
            <text:p>Date</text:p>
          </table:table-cell>
          <table:table-cell table:style-name="ce119" office:value-type="string" calcext:value-type="string" table:number-columns-spanned="2" table:number-rows-spanned="1">
            <text:p>East of England</text:p>
          </table:table-cell>
          <table:covered-table-cell/>
          <table:table-cell/>
          <table:table-cell table:style-name="ce119" office:value-type="string" calcext:value-type="string" table:number-columns-spanned="2" table:number-rows-spanned="1">
            <text:p>London</text:p>
          </table:table-cell>
          <table:covered-table-cell/>
          <table:table-cell/>
          <table:table-cell table:style-name="ce119" office:value-type="string" calcext:value-type="string" table:number-columns-spanned="2" table:number-rows-spanned="1">
            <text:p>Midlands</text:p>
          </table:table-cell>
          <table:covered-table-cell/>
          <table:table-cell/>
          <table:table-cell table:style-name="ce119" office:value-type="string" calcext:value-type="string" table:number-columns-spanned="2" table:number-rows-spanned="1">
            <text:p>North East and Yorkshire</text:p>
          </table:table-cell>
          <table:covered-table-cell/>
          <table:table-cell/>
          <table:table-cell table:style-name="ce119" office:value-type="string" calcext:value-type="string" table:number-columns-spanned="2" table:number-rows-spanned="1">
            <text:p>North West</text:p>
          </table:table-cell>
          <table:covered-table-cell/>
          <table:table-cell/>
          <table:table-cell table:style-name="ce119" office:value-type="string" calcext:value-type="string" table:number-columns-spanned="2" table:number-rows-spanned="1">
            <text:p>South East</text:p>
          </table:table-cell>
          <table:covered-table-cell/>
          <table:table-cell/>
          <table:table-cell table:style-name="ce119" office:value-type="string" calcext:value-type="string" table:number-columns-spanned="2" table:number-rows-spanned="1">
            <text:p>South West</text:p>
          </table:table-cell>
          <table:covered-table-cell/>
          <table:table-cell/>
          <table:table-cell table:style-name="ce3" table:number-columns-repeated="1001"/>
        </table:table-row>
        <table:table-row table:style-name="ro3">
          <table:table-cell table:style-name="ce3"/>
          <table:table-cell table:style-name="ce3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37" office:value-type="string" calcext:value-type="string">
            <text:p>Lower bound</text:p>
          </table:table-cell>
          <table:table-cell table:style-name="ce127" office:value-type="string" calcext:value-type="string">
            <text:p>Upper bound</text:p>
          </table:table-cell>
          <table:table-cell table:style-name="ce142"/>
          <table:table-cell table:style-name="ce3" table:number-columns-repeated="1001"/>
        </table:table-row>
        <table:table-row table:style-name="ro3">
          <table:table-cell table:style-name="ce3"/>
          <table:table-cell table:style-name="ce42" office:value-type="date" office:date-value="2020-05-29" calcext:value-type="date">
            <text:p>29-May-20</text:p>
          </table:table-cell>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34" office:value-type="string" calcext:value-type="string">
            <text:p>.</text:p>
          </table:table-cell>
          <table:table-cell table:style-name="ce128" office:value-type="string" calcext:value-type="string">
            <text:p>.</text:p>
          </table:table-cell>
          <table:table-cell table:style-name="ce128"/>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38" office:value-type="string" calcext:value-type="string">
            <text:p>.</text:p>
          </table:table-cell>
          <table:table-cell table:style-name="ce129" office:value-type="string" calcext:value-type="string">
            <text:p>.</text:p>
          </table:table-cell>
          <table:table-cell/>
          <table:table-cell table:style-name="ce3" table:number-columns-repeated="1001"/>
        </table:table-row>
        <table:table-row table:style-name="ro3">
          <table:table-cell table:style-name="ce3"/>
          <table:table-cell table:style-name="ce42" office:value-type="date" office:date-value="2020-06-05" calcext:value-type="date">
            <text:p>05-Jun-20</text:p>
          </table:table-cell>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38" office:value-type="string" calcext:value-type="string">
            <text:p>.</text:p>
          </table:table-cell>
          <table:table-cell table:style-name="ce129" office:value-type="string" calcext:value-type="string">
            <text:p>.</text:p>
          </table:table-cell>
          <table:table-cell/>
          <table:table-cell table:style-name="ce3" table:number-columns-repeated="1001"/>
        </table:table-row>
        <table:table-row table:style-name="ro3">
          <table:table-cell table:style-name="ce3"/>
          <table:table-cell table:style-name="ce42" office:value-type="date" office:date-value="2020-06-12" calcext:value-type="date">
            <text:p>12-Jun-2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C12]&lt;1;[.D12]&lt;1);0;IF(AND([.C12]&gt;1;[.D12]&gt;1);1;0.5))" office:value-type="float" office:value="0" calcext:value-type="float">
            <text:p>0.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12]&lt;1;[.G12]&lt;1);0;IF(AND([.F12]&gt;1;[.G1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12]&lt;1;[.J12]&lt;1);0;IF(AND([.I12]&gt;1;[.J12]&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12]&lt;1;[.M12]&lt;1);0;IF(AND([.L12]&gt;1;[.M1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12]&lt;1;[.P12]&lt;1);0;IF(AND([.O12]&gt;1;[.P1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12]&lt;1;[.S12]&lt;1);0;IF(AND([.R12]&gt;1;[.S12]&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12]&lt;1;[.V12]&lt;1);0;IF(AND([.U12]&gt;1;[.V12]&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6-19" calcext:value-type="date">
            <text:p>19-Jun-2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C13]&lt;1;[.D13]&lt;1);0;IF(AND([.C13]&gt;1;[.D13]&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F13]&lt;1;[.G13]&lt;1);0;IF(AND([.F13]&gt;1;[.G13]&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13]&lt;1;[.J13]&lt;1);0;IF(AND([.I13]&gt;1;[.J1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L13]&lt;1;[.M13]&lt;1);0;IF(AND([.L13]&gt;1;[.M13]&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13]&lt;1;[.P13]&lt;1);0;IF(AND([.O13]&gt;1;[.P1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R13]&lt;1;[.S13]&lt;1);0;IF(AND([.R13]&gt;1;[.S13]&gt;1);1;0.5))" office:value-type="float" office:value="0" calcext:value-type="float">
            <text:p>0.0</text:p>
          </table:table-cell>
          <table:table-cell table:style-name="ce139" office:value-type="float" office:value="0.6" calcext:value-type="float">
            <text:p>0.6</text:p>
          </table:table-cell>
          <table:table-cell table:style-name="ce130" office:value-type="float" office:value="0.9" calcext:value-type="float">
            <text:p>0.9</text:p>
          </table:table-cell>
          <table:table-cell table:style-name="ce136" table:formula="of:=IF(AND([.U13]&lt;1;[.V13]&lt;1);0;IF(AND([.U13]&gt;1;[.V13]&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0-06-26" calcext:value-type="date">
            <text:p>26-Jun-2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C14]&lt;1;[.D14]&lt;1);0;IF(AND([.C14]&gt;1;[.D14]&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6" table:formula="of:=IF(AND([.F14]&lt;1;[.G14]&lt;1);0;IF(AND([.F14]&gt;1;[.G14]&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I14]&lt;1;[.J14]&lt;1);0;IF(AND([.I14]&gt;1;[.J14]&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L14]&lt;1;[.M14]&lt;1);0;IF(AND([.L14]&gt;1;[.M14]&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14]&lt;1;[.P14]&lt;1);0;IF(AND([.O14]&gt;1;[.P14]&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R14]&lt;1;[.S14]&lt;1);0;IF(AND([.R14]&gt;1;[.S14]&gt;1);1;0.5))" office:value-type="float" office:value="0" calcext:value-type="float">
            <text:p>0.0</text:p>
          </table:table-cell>
          <table:table-cell table:style-name="ce139" office:value-type="float" office:value="0.6" calcext:value-type="float">
            <text:p>0.6</text:p>
          </table:table-cell>
          <table:table-cell table:style-name="ce130" office:value-type="float" office:value="0.9" calcext:value-type="float">
            <text:p>0.9</text:p>
          </table:table-cell>
          <table:table-cell table:style-name="ce136" table:formula="of:=IF(AND([.U14]&lt;1;[.V14]&lt;1);0;IF(AND([.U14]&gt;1;[.V14]&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0-07-03" calcext:value-type="date">
            <text:p>03-Jul-2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C15]&lt;1;[.D15]&lt;1);0;IF(AND([.C15]&gt;1;[.D15]&gt;1);1;0.5))" office:value-type="float" office:value="0" calcext:value-type="float">
            <text:p>0.0</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F15]&lt;1;[.G15]&lt;1);0;IF(AND([.F15]&gt;1;[.G1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15]&lt;1;[.J15]&lt;1);0;IF(AND([.I15]&gt;1;[.J1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15]&lt;1;[.M15]&lt;1);0;IF(AND([.L15]&gt;1;[.M15]&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O15]&lt;1;[.P15]&lt;1);0;IF(AND([.O15]&gt;1;[.P15]&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R15]&lt;1;[.S15]&lt;1);0;IF(AND([.R15]&gt;1;[.S15]&gt;1);1;0.5))" office:value-type="float" office:value="0.5" calcext:value-type="float">
            <text:p>0.5</text:p>
          </table:table-cell>
          <table:table-cell table:style-name="ce139" office:value-type="float" office:value="0.7" calcext:value-type="float">
            <text:p>0.7</text:p>
          </table:table-cell>
          <table:table-cell table:style-name="ce130" office:value-type="float" office:value="1" calcext:value-type="float">
            <text:p>1.0</text:p>
          </table:table-cell>
          <table:table-cell table:style-name="ce132" table:formula="of:=IF(AND([.U15]&lt;1;[.V15]&lt;1);0;IF(AND([.U15]&gt;1;[.V1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7-10" calcext:value-type="date">
            <text:p>10-Jul-20</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C16]&lt;1;[.D16]&lt;1);0;IF(AND([.C16]&gt;1;[.D16]&gt;1);1;0.5))" office:value-type="float" office:value="0.5" calcext:value-type="float">
            <text:p>0.5</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F16]&lt;1;[.G16]&lt;1);0;IF(AND([.F16]&gt;1;[.G16]&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I16]&lt;1;[.J16]&lt;1);0;IF(AND([.I16]&gt;1;[.J16]&gt;1);1;0.5))" office:value-type="float" office:value="0" calcext:value-type="float">
            <text:p>0.0</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L16]&lt;1;[.M16]&lt;1);0;IF(AND([.L16]&gt;1;[.M16]&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16]&lt;1;[.P16]&lt;1);0;IF(AND([.O16]&gt;1;[.P16]&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R16]&lt;1;[.S16]&lt;1);0;IF(AND([.R16]&gt;1;[.S16]&gt;1);1;0.5))" office:value-type="float" office:value="0.5" calcext:value-type="float">
            <text:p>0.5</text:p>
          </table:table-cell>
          <table:table-cell table:style-name="ce140" office:value-type="float" office:value="0.7" calcext:value-type="float">
            <text:p>0.7</text:p>
          </table:table-cell>
          <table:table-cell table:style-name="ce131" office:value-type="float" office:value="1.1" calcext:value-type="float">
            <text:p>1.1</text:p>
          </table:table-cell>
          <table:table-cell table:style-name="ce132" table:formula="of:=IF(AND([.U16]&lt;1;[.V16]&lt;1);0;IF(AND([.U16]&gt;1;[.V1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7-17" calcext:value-type="date">
            <text:p>17-Jul-2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17]&lt;1;[.D17]&lt;1);0;IF(AND([.C17]&gt;1;[.D17]&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F17]&lt;1;[.G17]&lt;1);0;IF(AND([.F17]&gt;1;[.G17]&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17]&lt;1;[.J17]&lt;1);0;IF(AND([.I17]&gt;1;[.J17]&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L17]&lt;1;[.M17]&lt;1);0;IF(AND([.L17]&gt;1;[.M17]&gt;1);1;0.5))" office:value-type="float" office:value="0" calcext:value-type="float">
            <text:p>0.0</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O17]&lt;1;[.P17]&lt;1);0;IF(AND([.O17]&gt;1;[.P17]&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R17]&lt;1;[.S17]&lt;1);0;IF(AND([.R17]&gt;1;[.S17]&gt;1);1;0.5))" office:value-type="float" office:value="0.5" calcext:value-type="float">
            <text:p>0.5</text:p>
          </table:table-cell>
          <table:table-cell table:style-name="ce140" office:value-type="float" office:value="0.7" calcext:value-type="float">
            <text:p>0.7</text:p>
          </table:table-cell>
          <table:table-cell table:style-name="ce131" office:value-type="float" office:value="1.1" calcext:value-type="float">
            <text:p>1.1</text:p>
          </table:table-cell>
          <table:table-cell table:style-name="ce132" table:formula="of:=IF(AND([.U17]&lt;1;[.V17]&lt;1);0;IF(AND([.U17]&gt;1;[.V17]&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7-24" calcext:value-type="date">
            <text:p>24-Jul-20</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C18]&lt;1;[.D18]&lt;1);0;IF(AND([.C18]&gt;1;[.D18]&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F18]&lt;1;[.G18]&lt;1);0;IF(AND([.F18]&gt;1;[.G1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18]&lt;1;[.J18]&lt;1);0;IF(AND([.I18]&gt;1;[.J1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18]&lt;1;[.M18]&lt;1);0;IF(AND([.L18]&gt;1;[.M18]&gt;1);1;0.5))" office:value-type="float" office:value="0.5" calcext:value-type="float">
            <text:p>0.5</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O18]&lt;1;[.P18]&lt;1);0;IF(AND([.O18]&gt;1;[.P18]&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R18]&lt;1;[.S18]&lt;1);0;IF(AND([.R18]&gt;1;[.S18]&gt;1);1;0.5))" office:value-type="float" office:value="0.5" calcext:value-type="float">
            <text:p>0.5</text:p>
          </table:table-cell>
          <table:table-cell table:style-name="ce140" office:value-type="float" office:value="0.7" calcext:value-type="float">
            <text:p>0.7</text:p>
          </table:table-cell>
          <table:table-cell table:style-name="ce131" office:value-type="float" office:value="1" calcext:value-type="float">
            <text:p>1.0</text:p>
          </table:table-cell>
          <table:table-cell table:style-name="ce132" table:formula="of:=IF(AND([.U18]&lt;1;[.V18]&lt;1);0;IF(AND([.U18]&gt;1;[.V18]&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7-31" calcext:value-type="date">
            <text:p>31-Jul-20</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C19]&lt;1;[.D19]&lt;1);0;IF(AND([.C19]&gt;1;[.D19]&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F19]&lt;1;[.G19]&lt;1);0;IF(AND([.F19]&gt;1;[.G19]&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I19]&lt;1;[.J19]&lt;1);0;IF(AND([.I19]&gt;1;[.J19]&gt;1);1;0.5))" office:value-type="float" office:value="0" calcext:value-type="float">
            <text:p>0.0</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L19]&lt;1;[.M19]&lt;1);0;IF(AND([.L19]&gt;1;[.M19]&gt;1);1;0.5))" office:value-type="float" office:value="0" calcext:value-type="float">
            <text:p>0.0</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O19]&lt;1;[.P19]&lt;1);0;IF(AND([.O19]&gt;1;[.P1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19]&lt;1;[.S19]&lt;1);0;IF(AND([.R19]&gt;1;[.S19]&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19]&lt;1;[.V19]&lt;1);0;IF(AND([.U19]&gt;1;[.V19]&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8-07" calcext:value-type="date">
            <text:p>07-Aug-20</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C20]&lt;1;[.D20]&lt;1);0;IF(AND([.C20]&gt;1;[.D20]&gt;1);1;0.5))" office:value-type="float" office:value="0" calcext:value-type="float">
            <text:p>0.0</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F20]&lt;1;[.G20]&lt;1);0;IF(AND([.F20]&gt;1;[.G20]&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I20]&lt;1;[.J20]&lt;1);0;IF(AND([.I20]&gt;1;[.J20]&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L20]&lt;1;[.M20]&lt;1);0;IF(AND([.L20]&gt;1;[.M2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20]&lt;1;[.P20]&lt;1);0;IF(AND([.O20]&gt;1;[.P2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20]&lt;1;[.S20]&lt;1);0;IF(AND([.R20]&gt;1;[.S20]&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20]&lt;1;[.V20]&lt;1);0;IF(AND([.U20]&gt;1;[.V20]&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8-14" calcext:value-type="date">
            <text:p>14-Aug-2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21]&lt;1;[.D21]&lt;1);0;IF(AND([.C21]&gt;1;[.D21]&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F21]&lt;1;[.G21]&lt;1);0;IF(AND([.F21]&gt;1;[.G21]&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I21]&lt;1;[.J21]&lt;1);0;IF(AND([.I21]&gt;1;[.J21]&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L21]&lt;1;[.M21]&lt;1);0;IF(AND([.L21]&gt;1;[.M21]&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21]&lt;1;[.P21]&lt;1);0;IF(AND([.O21]&gt;1;[.P21]&gt;1);1;0.5))" office:value-type="float" office:value="0.5" calcext:value-type="float">
            <text:p>0.5</text:p>
          </table:table-cell>
          <table:table-cell table:style-name="ce123" office:value-type="float" office:value="0.8" calcext:value-type="float">
            <text:p>0.8</text:p>
          </table:table-cell>
          <table:table-cell table:style-name="ce130" office:value-type="float" office:value="0.9" calcext:value-type="float">
            <text:p>0.9</text:p>
          </table:table-cell>
          <table:table-cell table:style-name="ce132" table:formula="of:=IF(AND([.R21]&lt;1;[.S21]&lt;1);0;IF(AND([.R21]&gt;1;[.S21]&gt;1);1;0.5))" office:value-type="float" office:value="0" calcext:value-type="float">
            <text:p>0.0</text:p>
          </table:table-cell>
          <table:table-cell table:style-name="ce140" office:value-type="float" office:value="0.8" calcext:value-type="float">
            <text:p>0.8</text:p>
          </table:table-cell>
          <table:table-cell table:style-name="ce131" office:value-type="float" office:value="1" calcext:value-type="float">
            <text:p>1.0</text:p>
          </table:table-cell>
          <table:table-cell table:style-name="ce132" table:formula="of:=IF(AND([.U21]&lt;1;[.V21]&lt;1);0;IF(AND([.U21]&gt;1;[.V21]&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8-21" calcext:value-type="date">
            <text:p>21-Aug-20</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C22]&lt;1;[.D22]&lt;1);0;IF(AND([.C22]&gt;1;[.D22]&gt;1);1;0.5))" office:value-type="float" office:value="0.5" calcext:value-type="float">
            <text:p>0.5</text:p>
          </table:table-cell>
          <table:table-cell table:style-name="ce124" office:value-type="float" office:value="0.9" calcext:value-type="float">
            <text:p>0.9</text:p>
          </table:table-cell>
          <table:table-cell table:style-name="ce131" office:value-type="float" office:value="1.1" calcext:value-type="float">
            <text:p>1.1</text:p>
          </table:table-cell>
          <table:table-cell table:style-name="ce132" table:formula="of:=IF(AND([.F22]&lt;1;[.G22]&lt;1);0;IF(AND([.F22]&gt;1;[.G2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22]&lt;1;[.J22]&lt;1);0;IF(AND([.I22]&gt;1;[.J22]&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L22]&lt;1;[.M22]&lt;1);0;IF(AND([.L22]&gt;1;[.M22]&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22]&lt;1;[.P22]&lt;1);0;IF(AND([.O22]&gt;1;[.P2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22]&lt;1;[.S22]&lt;1);0;IF(AND([.R22]&gt;1;[.S22]&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22]&lt;1;[.V22]&lt;1);0;IF(AND([.U22]&gt;1;[.V22]&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8-28" calcext:value-type="date">
            <text:p>28-Aug-20</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C23]&lt;1;[.D23]&lt;1);0;IF(AND([.C23]&gt;1;[.D23]&gt;1);1;0.5))" office:value-type="float" office:value="0.5" calcext:value-type="float">
            <text:p>0.5</text:p>
          </table:table-cell>
          <table:table-cell table:style-name="ce124" office:value-type="float" office:value="0.9" calcext:value-type="float">
            <text:p>0.9</text:p>
          </table:table-cell>
          <table:table-cell table:style-name="ce131" office:value-type="float" office:value="1.1" calcext:value-type="float">
            <text:p>1.1</text:p>
          </table:table-cell>
          <table:table-cell table:style-name="ce132" table:formula="of:=IF(AND([.F23]&lt;1;[.G23]&lt;1);0;IF(AND([.F23]&gt;1;[.G23]&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I23]&lt;1;[.J23]&lt;1);0;IF(AND([.I23]&gt;1;[.J23]&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L23]&lt;1;[.M23]&lt;1);0;IF(AND([.L23]&gt;1;[.M2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23]&lt;1;[.P23]&lt;1);0;IF(AND([.O23]&gt;1;[.P23]&gt;1);1;0.5))" office:value-type="float" office:value="0.5" calcext:value-type="float">
            <text:p>0.5</text:p>
          </table:table-cell>
          <table:table-cell table:style-name="ce124" office:value-type="float" office:value="0.9" calcext:value-type="float">
            <text:p>0.9</text:p>
          </table:table-cell>
          <table:table-cell table:style-name="ce131" office:value-type="float" office:value="1.1" calcext:value-type="float">
            <text:p>1.1</text:p>
          </table:table-cell>
          <table:table-cell table:style-name="ce132" table:formula="of:=IF(AND([.R23]&lt;1;[.S23]&lt;1);0;IF(AND([.R23]&gt;1;[.S23]&gt;1);1;0.5))" office:value-type="float" office:value="0.5" calcext:value-type="float">
            <text:p>0.5</text:p>
          </table:table-cell>
          <table:table-cell table:style-name="ce140" office:value-type="float" office:value="0.9" calcext:value-type="float">
            <text:p>0.9</text:p>
          </table:table-cell>
          <table:table-cell table:style-name="ce131" office:value-type="float" office:value="1.1" calcext:value-type="float">
            <text:p>1.1</text:p>
          </table:table-cell>
          <table:table-cell table:style-name="ce132" table:formula="of:=IF(AND([.U23]&lt;1;[.V23]&lt;1);0;IF(AND([.U23]&gt;1;[.V23]&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04-Sep-20*</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C24]&lt;1;[.D24]&lt;1);0;IF(AND([.C24]&gt;1;[.D24]&gt;1);1;0.5))" office:value-type="float" office:value="0.5" calcext:value-type="float">
            <text:p>0.5</text:p>
          </table:table-cell>
          <table:table-cell table:style-name="ce124" office:value-type="float" office:value="0.9" calcext:value-type="float">
            <text:p>0.9</text:p>
          </table:table-cell>
          <table:table-cell table:style-name="ce131" office:value-type="float" office:value="1.1" calcext:value-type="float">
            <text:p>1.1</text:p>
          </table:table-cell>
          <table:table-cell table:style-name="ce132" table:formula="of:=IF(AND([.F24]&lt;1;[.G24]&lt;1);0;IF(AND([.F24]&gt;1;[.G2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24]&lt;1;[.J24]&lt;1);0;IF(AND([.I24]&gt;1;[.J2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24]&lt;1;[.M24]&lt;1);0;IF(AND([.L24]&gt;1;[.M2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24]&lt;1;[.P24]&lt;1);0;IF(AND([.O24]&gt;1;[.P2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24]&lt;1;[.S24]&lt;1);0;IF(AND([.R24]&gt;1;[.S24]&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24]&lt;1;[.V24]&lt;1);0;IF(AND([.U24]&gt;1;[.V2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9-11" calcext:value-type="date">
            <text:p>11-Sep-20</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25]&lt;1;[.D25]&lt;1);0;IF(AND([.C25]&gt;1;[.D25]&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25]&lt;1;[.G25]&lt;1);0;IF(AND([.F25]&gt;1;[.G25]&gt;1);1;0.5))" office:value-type="float" office:value="1" calcext:value-type="float">
            <text:p>1.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25]&lt;1;[.J25]&lt;1);0;IF(AND([.I25]&gt;1;[.J2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L25]&lt;1;[.M25]&lt;1);0;IF(AND([.L25]&gt;1;[.M25]&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O25]&lt;1;[.P25]&lt;1);0;IF(AND([.O25]&gt;1;[.P25]&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25]&lt;1;[.S25]&lt;1);0;IF(AND([.R25]&gt;1;[.S25]&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25]&lt;1;[.V25]&lt;1);0;IF(AND([.U25]&gt;1;[.V2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9-18" calcext:value-type="date">
            <text:p>18-Sep-2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C26]&lt;1;[.D26]&lt;1);0;IF(AND([.C26]&gt;1;[.D26]&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26]&lt;1;[.G26]&lt;1);0;IF(AND([.F26]&gt;1;[.G26]&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26]&lt;1;[.J26]&lt;1);0;IF(AND([.I26]&gt;1;[.J26]&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L26]&lt;1;[.M26]&lt;1);0;IF(AND([.L26]&gt;1;[.M26]&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O26]&lt;1;[.P26]&lt;1);0;IF(AND([.O26]&gt;1;[.P26]&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R26]&lt;1;[.S26]&lt;1);0;IF(AND([.R26]&gt;1;[.S26]&gt;1);1;0.5))" office:value-type="float" office:value="1" calcext:value-type="float">
            <text:p>1.0</text:p>
          </table:table-cell>
          <table:table-cell table:style-name="ce139" office:value-type="float" office:value="0.9" calcext:value-type="float">
            <text:p>0.9</text:p>
          </table:table-cell>
          <table:table-cell table:style-name="ce130" office:value-type="float" office:value="1.6" calcext:value-type="float">
            <text:p>1.6</text:p>
          </table:table-cell>
          <table:table-cell table:style-name="ce132" table:formula="of:=IF(AND([.U26]&lt;1;[.V26]&lt;1);0;IF(AND([.U26]&gt;1;[.V2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9-25" calcext:value-type="date">
            <text:p>25-Sep-2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C27]&lt;1;[.D27]&lt;1);0;IF(AND([.C27]&gt;1;[.D2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F27]&lt;1;[.G27]&lt;1);0;IF(AND([.F27]&gt;1;[.G2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27]&lt;1;[.J27]&lt;1);0;IF(AND([.I27]&gt;1;[.J2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L27]&lt;1;[.M27]&lt;1);0;IF(AND([.L27]&gt;1;[.M2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O27]&lt;1;[.P27]&lt;1);0;IF(AND([.O27]&gt;1;[.P27]&gt;1);1;0.5))" office:value-type="float" office:value="1" calcext:value-type="float">
            <text:p>1.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R27]&lt;1;[.S27]&lt;1);0;IF(AND([.R27]&gt;1;[.S27]&gt;1);1;0.5))" office:value-type="float" office:value="0.5" calcext:value-type="float">
            <text:p>0.5</text:p>
          </table:table-cell>
          <table:table-cell table:style-name="ce139" office:value-type="float" office:value="1.1" calcext:value-type="float">
            <text:p>1.1</text:p>
          </table:table-cell>
          <table:table-cell table:style-name="ce130" office:value-type="float" office:value="1.4" calcext:value-type="float">
            <text:p>1.4</text:p>
          </table:table-cell>
          <table:table-cell table:style-name="ce133" table:formula="of:=IF(AND([.U27]&lt;1;[.V27]&lt;1);0;IF(AND([.U27]&gt;1;[.V27]&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02" calcext:value-type="date">
            <text:p>02-Oct-2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3" table:formula="of:=IF(AND([.C28]&lt;1;[.D28]&lt;1);0;IF(AND([.C28]&gt;1;[.D28]&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6" calcext:value-type="float">
            <text:p>1.6</text:p>
          </table:table-cell>
          <table:table-cell table:style-name="ce133" table:formula="of:=IF(AND([.F28]&lt;1;[.G28]&lt;1);0;IF(AND([.F28]&gt;1;[.G2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28]&lt;1;[.J28]&lt;1);0;IF(AND([.I28]&gt;1;[.J2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6" calcext:value-type="float">
            <text:p>1.6</text:p>
          </table:table-cell>
          <table:table-cell table:style-name="ce133" table:formula="of:=IF(AND([.L28]&lt;1;[.M28]&lt;1);0;IF(AND([.L28]&gt;1;[.M2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O28]&lt;1;[.P28]&lt;1);0;IF(AND([.O28]&gt;1;[.P28]&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R28]&lt;1;[.S28]&lt;1);0;IF(AND([.R28]&gt;1;[.S28]&gt;1);1;0.5))" office:value-type="float" office:value="1" calcext:value-type="float">
            <text:p>1.0</text:p>
          </table:table-cell>
          <table:table-cell table:style-name="ce139" office:value-type="float" office:value="1.1" calcext:value-type="float">
            <text:p>1.1</text:p>
          </table:table-cell>
          <table:table-cell table:style-name="ce130" office:value-type="float" office:value="1.4" calcext:value-type="float">
            <text:p>1.4</text:p>
          </table:table-cell>
          <table:table-cell table:style-name="ce133" table:formula="of:=IF(AND([.U28]&lt;1;[.V28]&lt;1);0;IF(AND([.U28]&gt;1;[.V28]&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09" calcext:value-type="date">
            <text:p>09-Oct-20</text:p>
          </table:table-cell>
          <table:table-cell table:style-name="ce123" office:value-type="float" office:value="1.3" calcext:value-type="float">
            <text:p>1.3</text:p>
          </table:table-cell>
          <table:table-cell table:style-name="ce130" office:value-type="float" office:value="1.6" calcext:value-type="float">
            <text:p>1.6</text:p>
          </table:table-cell>
          <table:table-cell table:style-name="ce133" table:formula="of:=IF(AND([.C29]&lt;1;[.D29]&lt;1);0;IF(AND([.C29]&gt;1;[.D2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F29]&lt;1;[.G29]&lt;1);0;IF(AND([.F29]&gt;1;[.G2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29]&lt;1;[.J29]&lt;1);0;IF(AND([.I29]&gt;1;[.J29]&gt;1);1;0.5))" office:value-type="float" office:value="1" calcext:value-type="float">
            <text:p>1.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L29]&lt;1;[.M29]&lt;1);0;IF(AND([.L29]&gt;1;[.M2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O29]&lt;1;[.P29]&lt;1);0;IF(AND([.O29]&gt;1;[.P2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29]&lt;1;[.S29]&lt;1);0;IF(AND([.R29]&gt;1;[.S29]&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29]&lt;1;[.V29]&lt;1);0;IF(AND([.U29]&gt;1;[.V29]&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16" calcext:value-type="date">
            <text:p>16-Oct-2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2" table:formula="of:=IF(AND([.C30]&lt;1;[.D30]&lt;1);0;IF(AND([.C30]&gt;1;[.D30]&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30]&lt;1;[.G30]&lt;1);0;IF(AND([.F30]&gt;1;[.G30]&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30]&lt;1;[.J30]&lt;1);0;IF(AND([.I30]&gt;1;[.J30]&gt;1);1;0.5))" office:value-type="float" office:value="1" calcext:value-type="float">
            <text:p>1.0</text:p>
          </table:table-cell>
          <table:table-cell table:style-name="ce123" office:value-type="float" office:value="1.3" calcext:value-type="float">
            <text:p>1.3</text:p>
          </table:table-cell>
          <table:table-cell table:style-name="ce130" office:value-type="float" office:value="1.4" calcext:value-type="float">
            <text:p>1.4</text:p>
          </table:table-cell>
          <table:table-cell table:style-name="ce133" table:formula="of:=IF(AND([.L30]&lt;1;[.M30]&lt;1);0;IF(AND([.L30]&gt;1;[.M30]&gt;1);1;0.5))" office:value-type="float" office:value="1" calcext:value-type="float">
            <text:p>1.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O30]&lt;1;[.P30]&lt;1);0;IF(AND([.O30]&gt;1;[.P30]&gt;1);1;0.5))" office:value-type="float" office:value="1" calcext:value-type="float">
            <text:p>1.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R30]&lt;1;[.S30]&lt;1);0;IF(AND([.R30]&gt;1;[.S30]&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30]&lt;1;[.V30]&lt;1);0;IF(AND([.U30]&gt;1;[.V30]&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23" calcext:value-type="date">
            <text:p>23-Oct-2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2" table:formula="of:=IF(AND([.C31]&lt;1;[.D31]&lt;1);0;IF(AND([.C31]&gt;1;[.D3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31]&lt;1;[.G31]&lt;1);0;IF(AND([.F31]&gt;1;[.G3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31]&lt;1;[.J31]&lt;1);0;IF(AND([.I31]&gt;1;[.J3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L31]&lt;1;[.M31]&lt;1);0;IF(AND([.L31]&gt;1;[.M3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O31]&lt;1;[.P31]&lt;1);0;IF(AND([.O31]&gt;1;[.P31]&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R31]&lt;1;[.S31]&lt;1);0;IF(AND([.R31]&gt;1;[.S31]&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31]&lt;1;[.V31]&lt;1);0;IF(AND([.U31]&gt;1;[.V31]&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30" calcext:value-type="date">
            <text:p>30-Oct-2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2" table:formula="of:=IF(AND([.C32]&lt;1;[.D32]&lt;1);0;IF(AND([.C32]&gt;1;[.D32]&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32]&lt;1;[.G32]&lt;1);0;IF(AND([.F32]&gt;1;[.G32]&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I32]&lt;1;[.J32]&lt;1);0;IF(AND([.I32]&gt;1;[.J32]&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L32]&lt;1;[.M32]&lt;1);0;IF(AND([.L32]&gt;1;[.M32]&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32]&lt;1;[.P32]&lt;1);0;IF(AND([.O32]&gt;1;[.P32]&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32]&lt;1;[.S32]&lt;1);0;IF(AND([.R32]&gt;1;[.S32]&gt;1);1;0.5))" office:value-type="float" office:value="1" calcext:value-type="float">
            <text:p>1.0</text:p>
          </table:table-cell>
          <table:table-cell table:style-name="ce139" office:value-type="float" office:value="1.2" calcext:value-type="float">
            <text:p>1.2</text:p>
          </table:table-cell>
          <table:table-cell table:style-name="ce130" office:value-type="float" office:value="1.5" calcext:value-type="float">
            <text:p>1.5</text:p>
          </table:table-cell>
          <table:table-cell table:style-name="ce133" table:formula="of:=IF(AND([.U32]&lt;1;[.V32]&lt;1);0;IF(AND([.U32]&gt;1;[.V32]&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1-06" calcext:value-type="date">
            <text:p>06-Nov-2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C33]&lt;1;[.D33]&lt;1);0;IF(AND([.C33]&gt;1;[.D3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33]&lt;1;[.G33]&lt;1);0;IF(AND([.F33]&gt;1;[.G3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33]&lt;1;[.J33]&lt;1);0;IF(AND([.I33]&gt;1;[.J3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2" calcext:value-type="float">
            <text:p>1.2</text:p>
          </table:table-cell>
          <table:table-cell table:style-name="ce133" table:formula="of:=IF(AND([.L33]&lt;1;[.M33]&lt;1);0;IF(AND([.L33]&gt;1;[.M33]&gt;1);1;0.5))" office:value-type="float" office:value="1" calcext:value-type="float">
            <text:p>1.0</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O33]&lt;1;[.P33]&lt;1);0;IF(AND([.O33]&gt;1;[.P33]&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33]&lt;1;[.S33]&lt;1);0;IF(AND([.R33]&gt;1;[.S33]&gt;1);1;0.5))" office:value-type="float" office:value="1" calcext:value-type="float">
            <text:p>1.0</text:p>
          </table:table-cell>
          <table:table-cell table:style-name="ce139" office:value-type="float" office:value="1.2" calcext:value-type="float">
            <text:p>1.2</text:p>
          </table:table-cell>
          <table:table-cell table:style-name="ce130" office:value-type="float" office:value="1.4" calcext:value-type="float">
            <text:p>1.4</text:p>
          </table:table-cell>
          <table:table-cell table:style-name="ce133" table:formula="of:=IF(AND([.U33]&lt;1;[.V33]&lt;1);0;IF(AND([.U33]&gt;1;[.V33]&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1-13" calcext:value-type="date">
            <text:p>13-Nov-2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C34]&lt;1;[.D34]&lt;1);0;IF(AND([.C34]&gt;1;[.D34]&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34]&lt;1;[.G34]&lt;1);0;IF(AND([.F34]&gt;1;[.G34]&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34]&lt;1;[.J34]&lt;1);0;IF(AND([.I34]&gt;1;[.J34]&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L34]&lt;1;[.M34]&lt;1);0;IF(AND([.L34]&gt;1;[.M3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34]&lt;1;[.P34]&lt;1);0;IF(AND([.O34]&gt;1;[.P34]&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34]&lt;1;[.S34]&lt;1);0;IF(AND([.R34]&gt;1;[.S34]&gt;1);1;0.5))" office:value-type="float" office:value="1" calcext:value-type="float">
            <text:p>1.0</text:p>
          </table:table-cell>
          <table:table-cell table:style-name="ce139" office:value-type="float" office:value="1.2" calcext:value-type="float">
            <text:p>1.2</text:p>
          </table:table-cell>
          <table:table-cell table:style-name="ce130" office:value-type="float" office:value="1.4" calcext:value-type="float">
            <text:p>1.4</text:p>
          </table:table-cell>
          <table:table-cell table:style-name="ce133" table:formula="of:=IF(AND([.U34]&lt;1;[.V34]&lt;1);0;IF(AND([.U34]&gt;1;[.V34]&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1-20" calcext:value-type="date">
            <text:p>20-Nov-2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C35]&lt;1;[.D35]&lt;1);0;IF(AND([.C35]&gt;1;[.D3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35]&lt;1;[.G35]&lt;1);0;IF(AND([.F35]&gt;1;[.G3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35]&lt;1;[.J35]&lt;1);0;IF(AND([.I35]&gt;1;[.J3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L35]&lt;1;[.M35]&lt;1);0;IF(AND([.L35]&gt;1;[.M3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35]&lt;1;[.P35]&lt;1);0;IF(AND([.O35]&gt;1;[.P35]&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R35]&lt;1;[.S35]&lt;1);0;IF(AND([.R35]&gt;1;[.S35]&gt;1);1;0.5))" office:value-type="float" office:value="1" calcext:value-type="float">
            <text:p>1.0</text:p>
          </table:table-cell>
          <table:table-cell table:style-name="ce139" office:value-type="float" office:value="1" calcext:value-type="float">
            <text:p>1.0</text:p>
          </table:table-cell>
          <table:table-cell table:style-name="ce130" office:value-type="float" office:value="1.3" calcext:value-type="float">
            <text:p>1.3</text:p>
          </table:table-cell>
          <table:table-cell table:style-name="ce132" table:formula="of:=IF(AND([.U35]&lt;1;[.V35]&lt;1);0;IF(AND([.U35]&gt;1;[.V3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11-27" calcext:value-type="date">
            <text:p>27-Nov-2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36]&lt;1;[.D36]&lt;1);0;IF(AND([.C36]&gt;1;[.D36]&gt;1);1;0.5))" office:value-type="float" office:value="0.5" calcext:value-type="float">
            <text:p>0.5</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F36]&lt;1;[.G36]&lt;1);0;IF(AND([.F36]&gt;1;[.G3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36]&lt;1;[.J36]&lt;1);0;IF(AND([.I36]&gt;1;[.J3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36]&lt;1;[.M36]&lt;1);0;IF(AND([.L36]&gt;1;[.M36]&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O36]&lt;1;[.P36]&lt;1);0;IF(AND([.O36]&gt;1;[.P36]&gt;1);1;0.5))" office:value-type="float" office:value="0" calcext:value-type="float">
            <text:p>0.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36]&lt;1;[.S36]&lt;1);0;IF(AND([.R36]&gt;1;[.S36]&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36]&lt;1;[.V36]&lt;1);0;IF(AND([.U36]&gt;1;[.V3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12-04" calcext:value-type="date">
            <text:p>04-Dec-20</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C37]&lt;1;[.D37]&lt;1);0;IF(AND([.C37]&gt;1;[.D3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37]&lt;1;[.G37]&lt;1);0;IF(AND([.F37]&gt;1;[.G37]&gt;1);1;0.5))" office:value-type="float" office:value="0.5" calcext:value-type="float">
            <text:p>0.5</text:p>
          </table:table-cell>
          <table:table-cell table:style-name="ce123" office:value-type="float" office:value="0.8" calcext:value-type="float">
            <text:p>0.8</text:p>
          </table:table-cell>
          <table:table-cell table:style-name="ce130" office:value-type="float" office:value="0.9" calcext:value-type="float">
            <text:p>0.9</text:p>
          </table:table-cell>
          <table:table-cell table:style-name="ce132" table:formula="of:=IF(AND([.I37]&lt;1;[.J37]&lt;1);0;IF(AND([.I37]&gt;1;[.J37]&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L37]&lt;1;[.M37]&lt;1);0;IF(AND([.L37]&gt;1;[.M37]&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O37]&lt;1;[.P37]&lt;1);0;IF(AND([.O37]&gt;1;[.P37]&gt;1);1;0.5))" office:value-type="float" office:value="0" calcext:value-type="float">
            <text:p>0.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37]&lt;1;[.S37]&lt;1);0;IF(AND([.R37]&gt;1;[.S37]&gt;1);1;0.5))" office:value-type="float" office:value="0.5" calcext:value-type="float">
            <text:p>0.5</text:p>
          </table:table-cell>
          <table:table-cell table:style-name="ce139" office:value-type="float" office:value="0.7" calcext:value-type="float">
            <text:p>0.7</text:p>
          </table:table-cell>
          <table:table-cell table:style-name="ce130" office:value-type="float" office:value="1" calcext:value-type="float">
            <text:p>1.0</text:p>
          </table:table-cell>
          <table:table-cell table:style-name="ce132" table:formula="of:=IF(AND([.U37]&lt;1;[.V37]&lt;1);0;IF(AND([.U37]&gt;1;[.V37]&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12-11" calcext:value-type="date">
            <text:p>11-Dec-2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38]&lt;1;[.D38]&lt;1);0;IF(AND([.C38]&gt;1;[.D3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38]&lt;1;[.G38]&lt;1);0;IF(AND([.F38]&gt;1;[.G3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38]&lt;1;[.J38]&lt;1);0;IF(AND([.I38]&gt;1;[.J3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L38]&lt;1;[.M38]&lt;1);0;IF(AND([.L38]&gt;1;[.M3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O38]&lt;1;[.P38]&lt;1);0;IF(AND([.O38]&gt;1;[.P38]&gt;1);1;0.5))" office:value-type="float" office:value="0" calcext:value-type="float">
            <text:p>0.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38]&lt;1;[.S38]&lt;1);0;IF(AND([.R38]&gt;1;[.S38]&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 calcext:value-type="float">
            <text:p>1.0</text:p>
          </table:table-cell>
          <table:table-cell table:style-name="ce132" table:formula="of:=IF(AND([.U38]&lt;1;[.V38]&lt;1);0;IF(AND([.U38]&gt;1;[.V38]&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12-18" calcext:value-type="date">
            <text:p>18-Dec-2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2" table:formula="of:=IF(AND([.C39]&lt;1;[.D39]&lt;1);0;IF(AND([.C39]&gt;1;[.D39]&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39]&lt;1;[.G39]&lt;1);0;IF(AND([.F39]&gt;1;[.G39]&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39]&lt;1;[.J39]&lt;1);0;IF(AND([.I39]&gt;1;[.J3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39]&lt;1;[.M39]&lt;1);0;IF(AND([.L39]&gt;1;[.M3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39]&lt;1;[.P39]&lt;1);0;IF(AND([.O39]&gt;1;[.P39]&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R39]&lt;1;[.S39]&lt;1);0;IF(AND([.R39]&gt;1;[.S39]&gt;1);1;0.5))" office:value-type="float" office:value="1" calcext:value-type="float">
            <text:p>1.0</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39]&lt;1;[.V39]&lt;1);0;IF(AND([.U39]&gt;1;[.V39]&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23-Dec-2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2" table:formula="of:=IF(AND([.C40]&lt;1;[.D40]&lt;1);0;IF(AND([.C40]&gt;1;[.D40]&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F40]&lt;1;[.G40]&lt;1);0;IF(AND([.F40]&gt;1;[.G40]&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40]&lt;1;[.J40]&lt;1);0;IF(AND([.I40]&gt;1;[.J4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40]&lt;1;[.M40]&lt;1);0;IF(AND([.L40]&gt;1;[.M4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40]&lt;1;[.P40]&lt;1);0;IF(AND([.O40]&gt;1;[.P40]&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40]&lt;1;[.S40]&lt;1);0;IF(AND([.R40]&gt;1;[.S40]&gt;1);1;0.5))" office:value-type="float" office:value="1" calcext:value-type="float">
            <text:p>1.0</text:p>
          </table:table-cell>
          <table:table-cell table:style-name="ce139" office:value-type="float" office:value="1" calcext:value-type="float">
            <text:p>1.0</text:p>
          </table:table-cell>
          <table:table-cell table:style-name="ce130" office:value-type="float" office:value="1.2" calcext:value-type="float">
            <text:p>1.2</text:p>
          </table:table-cell>
          <table:table-cell table:style-name="ce132" table:formula="of:=IF(AND([.U40]&lt;1;[.V40]&lt;1);0;IF(AND([.U40]&gt;1;[.V40]&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08-Jan-21*</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2" table:formula="of:=IF(AND([.C41]&lt;1;[.D41]&lt;1);0;IF(AND([.C41]&gt;1;[.D4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41]&lt;1;[.G41]&lt;1);0;IF(AND([.F41]&gt;1;[.G4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I41]&lt;1;[.J41]&lt;1);0;IF(AND([.I41]&gt;1;[.J4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L41]&lt;1;[.M41]&lt;1);0;IF(AND([.L41]&gt;1;[.M41]&gt;1);1;0.5))" office:value-type="float" office:value="1" calcext:value-type="float">
            <text:p>1.0</text:p>
          </table:table-cell>
          <table:table-cell table:style-name="ce123" office:value-type="float" office:value="1" calcext:value-type="float">
            <text:p>1.0</text:p>
          </table:table-cell>
          <table:table-cell table:style-name="ce130" office:value-type="float" office:value="1.4" calcext:value-type="float">
            <text:p>1.4</text:p>
          </table:table-cell>
          <table:table-cell table:style-name="ce132" table:formula="of:=IF(AND([.O41]&lt;1;[.P41]&lt;1);0;IF(AND([.O41]&gt;1;[.P41]&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R41]&lt;1;[.S41]&lt;1);0;IF(AND([.R41]&gt;1;[.S41]&gt;1);1;0.5))" office:value-type="float" office:value="1" calcext:value-type="float">
            <text:p>1.0</text:p>
          </table:table-cell>
          <table:table-cell table:style-name="ce139" office:value-type="float" office:value="1.1" calcext:value-type="float">
            <text:p>1.1</text:p>
          </table:table-cell>
          <table:table-cell table:style-name="ce130" office:value-type="float" office:value="1.5" calcext:value-type="float">
            <text:p>1.5</text:p>
          </table:table-cell>
          <table:table-cell table:style-name="ce132" table:formula="of:=IF(AND([.U41]&lt;1;[.V41]&lt;1);0;IF(AND([.U41]&gt;1;[.V41]&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1-15" calcext:value-type="date">
            <text:p>15-Jan-21</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C42]&lt;1;[.D42]&lt;1);0;IF(AND([.C42]&gt;1;[.D42]&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F42]&lt;1;[.G42]&lt;1);0;IF(AND([.F42]&gt;1;[.G42]&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2" table:formula="of:=IF(AND([.I42]&lt;1;[.J42]&lt;1);0;IF(AND([.I42]&gt;1;[.J42]&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L42]&lt;1;[.M42]&lt;1);0;IF(AND([.L42]&gt;1;[.M42]&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2" table:formula="of:=IF(AND([.O42]&lt;1;[.P42]&lt;1);0;IF(AND([.O42]&gt;1;[.P42]&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42]&lt;1;[.S42]&lt;1);0;IF(AND([.R42]&gt;1;[.S42]&gt;1);1;0.5))" office:value-type="float" office:value="0.5" calcext:value-type="float">
            <text:p>0.5</text:p>
          </table:table-cell>
          <table:table-cell table:style-name="ce139" office:value-type="float" office:value="1.2" calcext:value-type="float">
            <text:p>1.2</text:p>
          </table:table-cell>
          <table:table-cell table:style-name="ce130" office:value-type="float" office:value="1.5" calcext:value-type="float">
            <text:p>1.5</text:p>
          </table:table-cell>
          <table:table-cell table:style-name="ce132" table:formula="of:=IF(AND([.U42]&lt;1;[.V42]&lt;1);0;IF(AND([.U42]&gt;1;[.V42]&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1-22" calcext:value-type="date">
            <text:p>22-Jan-21</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C43]&lt;1;[.D43]&lt;1);0;IF(AND([.C43]&gt;1;[.D43]&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F43]&lt;1;[.G43]&lt;1);0;IF(AND([.F43]&gt;1;[.G43]&gt;1);1;0.5))" office:value-type="float" office:value="0" calcext:value-type="float">
            <text:p>0.0</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I43]&lt;1;[.J43]&lt;1);0;IF(AND([.I43]&gt;1;[.J43]&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L43]&lt;1;[.M43]&lt;1);0;IF(AND([.L43]&gt;1;[.M4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O43]&lt;1;[.P43]&lt;1);0;IF(AND([.O43]&gt;1;[.P4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R43]&lt;1;[.S43]&lt;1);0;IF(AND([.R43]&gt;1;[.S43]&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43]&lt;1;[.V43]&lt;1);0;IF(AND([.U43]&gt;1;[.V43]&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1-29" calcext:value-type="date">
            <text:p>29-Jan-21</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C44]&lt;1;[.D44]&lt;1);0;IF(AND([.C44]&gt;1;[.D44]&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F44]&lt;1;[.G44]&lt;1);0;IF(AND([.F44]&gt;1;[.G44]&gt;1);1;0.5))" office:value-type="float" office:value="0" calcext:value-type="float">
            <text:p>0.0</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I44]&lt;1;[.J44]&lt;1);0;IF(AND([.I44]&gt;1;[.J4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L44]&lt;1;[.M44]&lt;1);0;IF(AND([.L44]&gt;1;[.M4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44]&lt;1;[.P44]&lt;1);0;IF(AND([.O44]&gt;1;[.P44]&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R44]&lt;1;[.S44]&lt;1);0;IF(AND([.R44]&gt;1;[.S44]&gt;1);1;0.5))" office:value-type="float" office:value="0" calcext:value-type="float">
            <text:p>0.0</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44]&lt;1;[.V44]&lt;1);0;IF(AND([.U44]&gt;1;[.V4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2-05" calcext:value-type="date">
            <text:p>05-Feb-21</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C45]&lt;1;[.D45]&lt;1);0;IF(AND([.C45]&gt;1;[.D45]&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5]&lt;1;[.G45]&lt;1);0;IF(AND([.F45]&gt;1;[.G45]&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I45]&lt;1;[.J45]&lt;1);0;IF(AND([.I45]&gt;1;[.J45]&gt;1);1;0.5))" office:value-type="float" office:value="0" calcext:value-type="float">
            <text:p>0.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45]&lt;1;[.M45]&lt;1);0;IF(AND([.L45]&gt;1;[.M45]&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45]&lt;1;[.P45]&lt;1);0;IF(AND([.O45]&gt;1;[.P45]&gt;1);1;0.5))" office:value-type="float" office:value="0.5" calcext:value-type="float">
            <text:p>0.5</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R45]&lt;1;[.S45]&lt;1);0;IF(AND([.R45]&gt;1;[.S45]&gt;1);1;0.5))" office:value-type="float" office:value="0" calcext:value-type="float">
            <text:p>0.0</text:p>
          </table:table-cell>
          <table:table-cell table:style-name="ce139" office:value-type="float" office:value="0.7" calcext:value-type="float">
            <text:p>0.7</text:p>
          </table:table-cell>
          <table:table-cell table:style-name="ce130" office:value-type="float" office:value="0.9" calcext:value-type="float">
            <text:p>0.9</text:p>
          </table:table-cell>
          <table:table-cell table:style-name="ce133" table:formula="of:=IF(AND([.U45]&lt;1;[.V45]&lt;1);0;IF(AND([.U45]&gt;1;[.V45]&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2-12" calcext:value-type="date">
            <text:p>12-Feb-21</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C46]&lt;1;[.D46]&lt;1);0;IF(AND([.C46]&gt;1;[.D46]&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6]&lt;1;[.G46]&lt;1);0;IF(AND([.F46]&gt;1;[.G46]&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I46]&lt;1;[.J46]&lt;1);0;IF(AND([.I46]&gt;1;[.J46]&gt;1);1;0.5))" office:value-type="float" office:value="0" calcext:value-type="float">
            <text:p>0.0</text:p>
          </table:table-cell>
          <table:table-cell table:style-name="ce123" office:value-type="float" office:value="0.8" calcext:value-type="float">
            <text:p>0.8</text:p>
          </table:table-cell>
          <table:table-cell table:style-name="ce130" office:value-type="float" office:value="0.9" calcext:value-type="float">
            <text:p>0.9</text:p>
          </table:table-cell>
          <table:table-cell table:style-name="ce133" table:formula="of:=IF(AND([.L46]&lt;1;[.M46]&lt;1);0;IF(AND([.L46]&gt;1;[.M46]&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O46]&lt;1;[.P46]&lt;1);0;IF(AND([.O46]&gt;1;[.P46]&gt;1);1;0.5))" office:value-type="float" office:value="0" calcext:value-type="float">
            <text:p>0.0</text:p>
          </table:table-cell>
          <table:table-cell table:style-name="ce123" office:value-type="float" office:value="0.7" calcext:value-type="float">
            <text:p>0.7</text:p>
          </table:table-cell>
          <table:table-cell table:style-name="ce130" office:value-type="float" office:value="0.8" calcext:value-type="float">
            <text:p>0.8</text:p>
          </table:table-cell>
          <table:table-cell table:style-name="ce133" table:formula="of:=IF(AND([.R46]&lt;1;[.S46]&lt;1);0;IF(AND([.R46]&gt;1;[.S46]&gt;1);1;0.5))" office:value-type="float" office:value="0" calcext:value-type="float">
            <text:p>0.0</text:p>
          </table:table-cell>
          <table:table-cell table:style-name="ce139" office:value-type="float" office:value="0.7" calcext:value-type="float">
            <text:p>0.7</text:p>
          </table:table-cell>
          <table:table-cell table:style-name="ce130" office:value-type="float" office:value="0.9" calcext:value-type="float">
            <text:p>0.9</text:p>
          </table:table-cell>
          <table:table-cell table:style-name="ce133" table:formula="of:=IF(AND([.U46]&lt;1;[.V46]&lt;1);0;IF(AND([.U46]&gt;1;[.V46]&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2-19" calcext:value-type="date">
            <text:p>19-Feb-21</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C47]&lt;1;[.D47]&lt;1);0;IF(AND([.C47]&gt;1;[.D47]&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7]&lt;1;[.G47]&lt;1);0;IF(AND([.F47]&gt;1;[.G47]&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I47]&lt;1;[.J47]&lt;1);0;IF(AND([.I47]&gt;1;[.J47]&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3" table:formula="of:=IF(AND([.L47]&lt;1;[.M47]&lt;1);0;IF(AND([.L47]&gt;1;[.M47]&gt;1);1;0.5))" office:value-type="float" office:value="0.5" calcext:value-type="float">
            <text:p>0.5</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O47]&lt;1;[.P47]&lt;1);0;IF(AND([.O47]&gt;1;[.P47]&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R47]&lt;1;[.S47]&lt;1);0;IF(AND([.R47]&gt;1;[.S47]&gt;1);1;0.5))" office:value-type="float" office:value="0" calcext:value-type="float">
            <text:p>0.0</text:p>
          </table:table-cell>
          <table:table-cell table:style-name="ce139" office:value-type="float" office:value="0.6" calcext:value-type="float">
            <text:p>0.6</text:p>
          </table:table-cell>
          <table:table-cell table:style-name="ce130" office:value-type="float" office:value="0.9" calcext:value-type="float">
            <text:p>0.9</text:p>
          </table:table-cell>
          <table:table-cell table:style-name="ce133" table:formula="of:=IF(AND([.U47]&lt;1;[.V47]&lt;1);0;IF(AND([.U47]&gt;1;[.V47]&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2-26" calcext:value-type="date">
            <text:p>26-Feb-21</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C48]&lt;1;[.D48]&lt;1);0;IF(AND([.C48]&gt;1;[.D48]&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8]&lt;1;[.G48]&lt;1);0;IF(AND([.F48]&gt;1;[.G4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I48]&lt;1;[.J48]&lt;1);0;IF(AND([.I48]&gt;1;[.J4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L48]&lt;1;[.M48]&lt;1);0;IF(AND([.L48]&gt;1;[.M4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O48]&lt;1;[.P48]&lt;1);0;IF(AND([.O48]&gt;1;[.P4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R48]&lt;1;[.S48]&lt;1);0;IF(AND([.R48]&gt;1;[.S48]&gt;1);1;0.5))" office:value-type="float" office:value="0" calcext:value-type="float">
            <text:p>0.0</text:p>
          </table:table-cell>
          <table:table-cell table:style-name="ce139" office:value-type="float" office:value="0.6" calcext:value-type="float">
            <text:p>0.6</text:p>
          </table:table-cell>
          <table:table-cell table:style-name="ce130" office:value-type="float" office:value="0.8" calcext:value-type="float">
            <text:p>0.8</text:p>
          </table:table-cell>
          <table:table-cell table:style-name="ce133" table:formula="of:=IF(AND([.U48]&lt;1;[.V48]&lt;1);0;IF(AND([.U48]&gt;1;[.V48]&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3-05" calcext:value-type="date">
            <text:p>05-Mar-21</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C49]&lt;1;[.D49]&lt;1);0;IF(AND([.C49]&gt;1;[.D49]&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9]&lt;1;[.G49]&lt;1);0;IF(AND([.F49]&gt;1;[.G49]&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I49]&lt;1;[.J49]&lt;1);0;IF(AND([.I49]&gt;1;[.J49]&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3" table:formula="of:=IF(AND([.L49]&lt;1;[.M49]&lt;1);0;IF(AND([.L49]&gt;1;[.M49]&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O49]&lt;1;[.P49]&lt;1);0;IF(AND([.O49]&gt;1;[.P49]&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R49]&lt;1;[.S49]&lt;1);0;IF(AND([.R49]&gt;1;[.S49]&gt;1);1;0.5))" office:value-type="float" office:value="0" calcext:value-type="float">
            <text:p>0.0</text:p>
          </table:table-cell>
          <table:table-cell table:style-name="ce139" office:value-type="float" office:value="0.6" calcext:value-type="float">
            <text:p>0.6</text:p>
          </table:table-cell>
          <table:table-cell table:style-name="ce130" office:value-type="float" office:value="0.8" calcext:value-type="float">
            <text:p>0.8</text:p>
          </table:table-cell>
          <table:table-cell table:style-name="ce133" table:formula="of:=IF(AND([.U49]&lt;1;[.V49]&lt;1);0;IF(AND([.U49]&gt;1;[.V49]&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3-12" calcext:value-type="date">
            <text:p>12-Mar-21</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C50]&lt;1;[.D50]&lt;1);0;IF(AND([.C50]&gt;1;[.D50]&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50]&lt;1;[.G50]&lt;1);0;IF(AND([.F50]&gt;1;[.G50]&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I50]&lt;1;[.J50]&lt;1);0;IF(AND([.I50]&gt;1;[.J50]&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L50]&lt;1;[.M50]&lt;1);0;IF(AND([.L50]&gt;1;[.M50]&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O50]&lt;1;[.P50]&lt;1);0;IF(AND([.O50]&gt;1;[.P50]&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R50]&lt;1;[.S50]&lt;1);0;IF(AND([.R50]&gt;1;[.S50]&gt;1);1;0.5))" office:value-type="float" office:value="0" calcext:value-type="float">
            <text:p>0.0</text:p>
          </table:table-cell>
          <table:table-cell table:style-name="ce139" office:value-type="float" office:value="0.5" calcext:value-type="float">
            <text:p>0.5</text:p>
          </table:table-cell>
          <table:table-cell table:style-name="ce130" office:value-type="float" office:value="0.8" calcext:value-type="float">
            <text:p>0.8</text:p>
          </table:table-cell>
          <table:table-cell table:style-name="ce133" table:formula="of:=IF(AND([.U50]&lt;1;[.V50]&lt;1);0;IF(AND([.U50]&gt;1;[.V50]&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3-19" calcext:value-type="date">
            <text:p>19-Mar-21</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C51]&lt;1;[.D51]&lt;1);0;IF(AND([.C51]&gt;1;[.D51]&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F51]&lt;1;[.G51]&lt;1);0;IF(AND([.F51]&gt;1;[.G51]&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I51]&lt;1;[.J51]&lt;1);0;IF(AND([.I51]&gt;1;[.J51]&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L51]&lt;1;[.M51]&lt;1);0;IF(AND([.L51]&gt;1;[.M51]&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O51]&lt;1;[.P51]&lt;1);0;IF(AND([.O51]&gt;1;[.P51]&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R51]&lt;1;[.S51]&lt;1);0;IF(AND([.R51]&gt;1;[.S51]&gt;1);1;0.5))" office:value-type="float" office:value="0" calcext:value-type="float">
            <text:p>0.0</text:p>
          </table:table-cell>
          <table:table-cell table:style-name="ce139" office:value-type="float" office:value="0.6" calcext:value-type="float">
            <text:p>0.6</text:p>
          </table:table-cell>
          <table:table-cell table:style-name="ce130" office:value-type="float" office:value="0.9" calcext:value-type="float">
            <text:p>0.9</text:p>
          </table:table-cell>
          <table:table-cell table:style-name="ce133" table:formula="of:=IF(AND([.U51]&lt;1;[.V51]&lt;1);0;IF(AND([.U51]&gt;1;[.V51]&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3-26" calcext:value-type="date">
            <text:p>26-Mar-21</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C52]&lt;1;[.D52]&lt;1);0;IF(AND([.C52]&gt;1;[.D52]&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F52]&lt;1;[.G52]&lt;1);0;IF(AND([.F52]&gt;1;[.G52]&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52]&lt;1;[.J52]&lt;1);0;IF(AND([.I52]&gt;1;[.J5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2]&lt;1;[.M52]&lt;1);0;IF(AND([.L52]&gt;1;[.M52]&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52]&lt;1;[.P52]&lt;1);0;IF(AND([.O52]&gt;1;[.P52]&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R52]&lt;1;[.S52]&lt;1);0;IF(AND([.R52]&gt;1;[.S52]&gt;1);1;0.5))" office:value-type="float" office:value="0.5" calcext:value-type="float">
            <text:p>0.5</text:p>
          </table:table-cell>
          <table:table-cell table:style-name="ce139" office:value-type="float" office:value="0.7" calcext:value-type="float">
            <text:p>0.7</text:p>
          </table:table-cell>
          <table:table-cell table:style-name="ce130" office:value-type="float" office:value="0.9" calcext:value-type="float">
            <text:p>0.9</text:p>
          </table:table-cell>
          <table:table-cell table:style-name="ce133" table:formula="of:=IF(AND([.U52]&lt;1;[.V52]&lt;1);0;IF(AND([.U52]&gt;1;[.V52]&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4-02" calcext:value-type="date">
            <text:p>02-Apr-21</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C53]&lt;1;[.D53]&lt;1);0;IF(AND([.C53]&gt;1;[.D53]&gt;1);1;0.5))" office:value-type="float" office:value="0.5" calcext:value-type="float">
            <text:p>0.5</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F53]&lt;1;[.G53]&lt;1);0;IF(AND([.F53]&gt;1;[.G5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53]&lt;1;[.J53]&lt;1);0;IF(AND([.I53]&gt;1;[.J53]&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3]&lt;1;[.M53]&lt;1);0;IF(AND([.L53]&gt;1;[.M53]&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53]&lt;1;[.P53]&lt;1);0;IF(AND([.O53]&gt;1;[.P5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R53]&lt;1;[.S53]&lt;1);0;IF(AND([.R53]&gt;1;[.S53]&gt;1);1;0.5))" office:value-type="float" office:value="0.5" calcext:value-type="float">
            <text:p>0.5</text:p>
          </table:table-cell>
          <table:table-cell table:style-name="ce140" office:value-type="float" office:value="0.7" calcext:value-type="float">
            <text:p>0.7</text:p>
          </table:table-cell>
          <table:table-cell table:style-name="ce131" office:value-type="float" office:value="1" calcext:value-type="float">
            <text:p>1.0</text:p>
          </table:table-cell>
          <table:table-cell table:style-name="ce132" table:formula="of:=IF(AND([.U53]&lt;1;[.V53]&lt;1);0;IF(AND([.U53]&gt;1;[.V53]&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4-09" calcext:value-type="date">
            <text:p>09-Apr-21</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C54]&lt;1;[.D54]&lt;1);0;IF(AND([.C54]&gt;1;[.D54]&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F54]&lt;1;[.G54]&lt;1);0;IF(AND([.F54]&gt;1;[.G54]&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54]&lt;1;[.J54]&lt;1);0;IF(AND([.I54]&gt;1;[.J5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4]&lt;1;[.M54]&lt;1);0;IF(AND([.L54]&gt;1;[.M5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54]&lt;1;[.P54]&lt;1);0;IF(AND([.O54]&gt;1;[.P54]&gt;1);1;0.5))" office:value-type="float" office:value="0.5" calcext:value-type="float">
            <text:p>0.5</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R54]&lt;1;[.S54]&lt;1);0;IF(AND([.R54]&gt;1;[.S54]&gt;1);1;0.5))" office:value-type="float" office:value="0" calcext:value-type="float">
            <text:p>0.0</text:p>
          </table:table-cell>
          <table:table-cell table:style-name="ce140" office:value-type="float" office:value="0.7" calcext:value-type="float">
            <text:p>0.7</text:p>
          </table:table-cell>
          <table:table-cell table:style-name="ce131" office:value-type="float" office:value="1" calcext:value-type="float">
            <text:p>1.0</text:p>
          </table:table-cell>
          <table:table-cell table:style-name="ce132" table:formula="of:=IF(AND([.U54]&lt;1;[.V54]&lt;1);0;IF(AND([.U54]&gt;1;[.V5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4-16" calcext:value-type="date">
            <text:p>16-Apr-21</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C55]&lt;1;[.D55]&lt;1);0;IF(AND([.C55]&gt;1;[.D55]&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F55]&lt;1;[.G55]&lt;1);0;IF(AND([.F55]&gt;1;[.G55]&gt;1);1;0.5))" office:value-type="float" office:value="0.5" calcext:value-type="float">
            <text:p>0.5</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I55]&lt;1;[.J55]&lt;1);0;IF(AND([.I55]&gt;1;[.J55]&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55]&lt;1;[.M55]&lt;1);0;IF(AND([.L55]&gt;1;[.M55]&gt;1);1;0.5))" office:value-type="float" office:value="0.5" calcext:value-type="float">
            <text:p>0.5</text:p>
          </table:table-cell>
          <table:table-cell table:style-name="ce124" office:value-type="float" office:value="0.6" calcext:value-type="float">
            <text:p>0.6</text:p>
          </table:table-cell>
          <table:table-cell table:style-name="ce131" office:value-type="float" office:value="0.9" calcext:value-type="float">
            <text:p>0.9</text:p>
          </table:table-cell>
          <table:table-cell table:style-name="ce132" table:formula="of:=IF(AND([.O55]&lt;1;[.P55]&lt;1);0;IF(AND([.O55]&gt;1;[.P55]&gt;1);1;0.5))" office:value-type="float" office:value="0" calcext:value-type="float">
            <text:p>0.0</text:p>
          </table:table-cell>
          <table:table-cell table:style-name="ce124" office:value-type="float" office:value="0.6" calcext:value-type="float">
            <text:p>0.6</text:p>
          </table:table-cell>
          <table:table-cell table:style-name="ce131" office:value-type="float" office:value="0.9" calcext:value-type="float">
            <text:p>0.9</text:p>
          </table:table-cell>
          <table:table-cell table:style-name="ce132" table:formula="of:=IF(AND([.R55]&lt;1;[.S55]&lt;1);0;IF(AND([.R55]&gt;1;[.S55]&gt;1);1;0.5))" office:value-type="float" office:value="0" calcext:value-type="float">
            <text:p>0.0</text:p>
          </table:table-cell>
          <table:table-cell table:style-name="ce140" office:value-type="float" office:value="0.7" calcext:value-type="float">
            <text:p>0.7</text:p>
          </table:table-cell>
          <table:table-cell table:style-name="ce131" office:value-type="float" office:value="1.1" calcext:value-type="float">
            <text:p>1.1</text:p>
          </table:table-cell>
          <table:table-cell table:style-name="ce132" table:formula="of:=IF(AND([.U55]&lt;1;[.V55]&lt;1);0;IF(AND([.U55]&gt;1;[.V5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4-23" calcext:value-type="date">
            <text:p>23-Apr-21</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C56]&lt;1;[.D56]&lt;1);0;IF(AND([.C56]&gt;1;[.D56]&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F56]&lt;1;[.G56]&lt;1);0;IF(AND([.F56]&gt;1;[.G56]&gt;1);1;0.5))" office:value-type="float" office:value="0.5" calcext:value-type="float">
            <text:p>0.5</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I56]&lt;1;[.J56]&lt;1);0;IF(AND([.I56]&gt;1;[.J56]&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56]&lt;1;[.M56]&lt;1);0;IF(AND([.L56]&gt;1;[.M56]&gt;1);1;0.5))" office:value-type="float" office:value="0.5" calcext:value-type="float">
            <text:p>0.5</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O56]&lt;1;[.P56]&lt;1);0;IF(AND([.O56]&gt;1;[.P56]&gt;1);1;0.5))" office:value-type="float" office:value="0" calcext:value-type="float">
            <text:p>0.0</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R56]&lt;1;[.S56]&lt;1);0;IF(AND([.R56]&gt;1;[.S56]&gt;1);1;0.5))" office:value-type="float" office:value="0" calcext:value-type="float">
            <text:p>0.0</text:p>
          </table:table-cell>
          <table:table-cell table:style-name="ce140" office:value-type="float" office:value="0.7" calcext:value-type="float">
            <text:p>0.7</text:p>
          </table:table-cell>
          <table:table-cell table:style-name="ce131" office:value-type="float" office:value="1.1" calcext:value-type="float">
            <text:p>1.1</text:p>
          </table:table-cell>
          <table:table-cell table:style-name="ce132" table:formula="of:=IF(AND([.U56]&lt;1;[.V56]&lt;1);0;IF(AND([.U56]&gt;1;[.V5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4-30" calcext:value-type="date">
            <text:p>30-Apr-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57]&lt;1;[.D57]&lt;1);0;IF(AND([.C57]&gt;1;[.D57]&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F57]&lt;1;[.G57]&lt;1);0;IF(AND([.F57]&gt;1;[.G57]&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57]&lt;1;[.J57]&lt;1);0;IF(AND([.I57]&gt;1;[.J57]&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7]&lt;1;[.M57]&lt;1);0;IF(AND([.L57]&gt;1;[.M57]&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O57]&lt;1;[.P57]&lt;1);0;IF(AND([.O57]&gt;1;[.P57]&gt;1);1;0.5))" office:value-type="float" office:value="0" calcext:value-type="float">
            <text:p>0.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57]&lt;1;[.S57]&lt;1);0;IF(AND([.R57]&gt;1;[.S57]&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2" calcext:value-type="float">
            <text:p>1.2</text:p>
          </table:table-cell>
          <table:table-cell table:style-name="ce132" table:formula="of:=IF(AND([.U57]&lt;1;[.V57]&lt;1);0;IF(AND([.U57]&gt;1;[.V57]&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07-May-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58]&lt;1;[.D58]&lt;1);0;IF(AND([.C58]&gt;1;[.D5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F58]&lt;1;[.G58]&lt;1);0;IF(AND([.F58]&gt;1;[.G5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58]&lt;1;[.J58]&lt;1);0;IF(AND([.I58]&gt;1;[.J5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58]&lt;1;[.M58]&lt;1);0;IF(AND([.L58]&gt;1;[.M5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58]&lt;1;[.P58]&lt;1);0;IF(AND([.O58]&gt;1;[.P5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R58]&lt;1;[.S58]&lt;1);0;IF(AND([.R58]&gt;1;[.S58]&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58]&lt;1;[.V58]&lt;1);0;IF(AND([.U58]&gt;1;[.V58]&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5-14" calcext:value-type="date">
            <text:p>14-May-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59]&lt;1;[.D59]&lt;1);0;IF(AND([.C59]&gt;1;[.D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59]&lt;1;[.G59]&lt;1);0;IF(AND([.F59]&gt;1;[.G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59]&lt;1;[.J59]&lt;1);0;IF(AND([.I59]&gt;1;[.J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9]&lt;1;[.M59]&lt;1);0;IF(AND([.L59]&gt;1;[.M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59]&lt;1;[.P59]&lt;1);0;IF(AND([.O59]&gt;1;[.P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59]&lt;1;[.S59]&lt;1);0;IF(AND([.R59]&gt;1;[.S59]&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59]&lt;1;[.V59]&lt;1);0;IF(AND([.U59]&gt;1;[.V59]&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5-21" calcext:value-type="date">
            <text:p>21-May-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60]&lt;1;[.D60]&lt;1);0;IF(AND([.C60]&gt;1;[.D6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60]&lt;1;[.G60]&lt;1);0;IF(AND([.F60]&gt;1;[.G6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60]&lt;1;[.J60]&lt;1);0;IF(AND([.I60]&gt;1;[.J6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60]&lt;1;[.M60]&lt;1);0;IF(AND([.L60]&gt;1;[.M6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O60]&lt;1;[.P60]&lt;1);0;IF(AND([.O60]&gt;1;[.P6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60]&lt;1;[.S60]&lt;1);0;IF(AND([.R60]&gt;1;[.S60]&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60]&lt;1;[.V60]&lt;1);0;IF(AND([.U60]&gt;1;[.V60]&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5-28" calcext:value-type="date">
            <text:p>28-May-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61]&lt;1;[.D61]&lt;1);0;IF(AND([.C61]&gt;1;[.D61]&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61]&lt;1;[.G61]&lt;1);0;IF(AND([.F61]&gt;1;[.G6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I61]&lt;1;[.J61]&lt;1);0;IF(AND([.I61]&gt;1;[.J61]&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61]&lt;1;[.M61]&lt;1);0;IF(AND([.L61]&gt;1;[.M61]&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61]&lt;1;[.P61]&lt;1);0;IF(AND([.O61]&gt;1;[.P61]&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R61]&lt;1;[.S61]&lt;1);0;IF(AND([.R61]&gt;1;[.S61]&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61]&lt;1;[.V61]&lt;1);0;IF(AND([.U61]&gt;1;[.V61]&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04-Jun-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C62]&lt;1;[.D62]&lt;1);0;IF(AND([.C62]&gt;1;[.D62]&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62]&lt;1;[.G62]&lt;1);0;IF(AND([.F62]&gt;1;[.G62]&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62]&lt;1;[.J62]&lt;1);0;IF(AND([.I62]&gt;1;[.J62]&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62]&lt;1;[.M62]&lt;1);0;IF(AND([.L62]&gt;1;[.M62]&gt;1);1;0.5))" office:value-type="float" office:value="0.5" calcext:value-type="float">
            <text:p>0.5</text:p>
          </table:table-cell>
          <table:table-cell table:style-name="ce124" office:value-type="float" office:value="1.1" calcext:value-type="float">
            <text:p>1.1</text:p>
          </table:table-cell>
          <table:table-cell table:style-name="ce131" office:value-type="float" office:value="1.3" calcext:value-type="float">
            <text:p>1.3</text:p>
          </table:table-cell>
          <table:table-cell table:style-name="ce133" table:formula="of:=IF(AND([.O62]&lt;1;[.P62]&lt;1);0;IF(AND([.O62]&gt;1;[.P62]&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62]&lt;1;[.S62]&lt;1);0;IF(AND([.R62]&gt;1;[.S62]&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62]&lt;1;[.V62]&lt;1);0;IF(AND([.U62]&gt;1;[.V62]&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6-11" calcext:value-type="date">
            <text:p>11-Jun-21</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C63]&lt;1;[.D63]&lt;1);0;IF(AND([.C63]&gt;1;[.D6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63]&lt;1;[.G63]&lt;1);0;IF(AND([.F63]&gt;1;[.G6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63]&lt;1;[.J63]&lt;1);0;IF(AND([.I63]&gt;1;[.J63]&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L63]&lt;1;[.M63]&lt;1);0;IF(AND([.L63]&gt;1;[.M63]&gt;1);1;0.5))" office:value-type="float" office:value="0.5" calcext:value-type="float">
            <text:p>0.5</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O63]&lt;1;[.P63]&lt;1);0;IF(AND([.O63]&gt;1;[.P6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R63]&lt;1;[.S63]&lt;1);0;IF(AND([.R63]&gt;1;[.S63]&gt;1);1;0.5))" office:value-type="float" office:value="1" calcext:value-type="float">
            <text:p>1.0</text:p>
          </table:table-cell>
          <table:table-cell table:style-name="ce140" office:value-type="float" office:value="1" calcext:value-type="float">
            <text:p>1.0</text:p>
          </table:table-cell>
          <table:table-cell table:style-name="ce131" office:value-type="float" office:value="1.3" calcext:value-type="float">
            <text:p>1.3</text:p>
          </table:table-cell>
          <table:table-cell table:style-name="ce132" table:formula="of:=IF(AND([.U63]&lt;1;[.V63]&lt;1);0;IF(AND([.U63]&gt;1;[.V63]&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6-18" calcext:value-type="date">
            <text:p>18-Jun-21</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C64]&lt;1;[.D64]&lt;1);0;IF(AND([.C64]&gt;1;[.D64]&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64]&lt;1;[.G64]&lt;1);0;IF(AND([.F64]&gt;1;[.G64]&gt;1);1;0.5))" office:value-type="float" office:value="1" calcext:value-type="float">
            <text:p>1.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3" table:formula="of:=IF(AND([.I64]&lt;1;[.J64]&lt;1);0;IF(AND([.I64]&gt;1;[.J64]&gt;1);1;0.5))" office:value-type="float" office:value="0.5" calcext:value-type="float">
            <text:p>0.5</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L64]&lt;1;[.M64]&lt;1);0;IF(AND([.L64]&gt;1;[.M64]&gt;1);1;0.5))" office:value-type="float" office:value="0.5" calcext:value-type="float">
            <text:p>0.5</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O64]&lt;1;[.P64]&lt;1);0;IF(AND([.O64]&gt;1;[.P64]&gt;1);1;0.5))" office:value-type="float" office:value="1" calcext:value-type="float">
            <text:p>1.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R64]&lt;1;[.S64]&lt;1);0;IF(AND([.R64]&gt;1;[.S64]&gt;1);1;0.5))" office:value-type="float" office:value="0.5" calcext:value-type="float">
            <text:p>0.5</text:p>
          </table:table-cell>
          <table:table-cell table:style-name="ce139" office:value-type="float" office:value="1" calcext:value-type="float">
            <text:p>1.0</text:p>
          </table:table-cell>
          <table:table-cell table:style-name="ce130" office:value-type="float" office:value="1.5" calcext:value-type="float">
            <text:p>1.5</text:p>
          </table:table-cell>
          <table:table-cell table:style-name="ce132" table:formula="of:=IF(AND([.U64]&lt;1;[.V64]&lt;1);0;IF(AND([.U64]&gt;1;[.V6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6-25" calcext:value-type="date">
            <text:p>25-Jun-21</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C65]&lt;1;[.D65]&lt;1);0;IF(AND([.C65]&gt;1;[.D65]&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65]&lt;1;[.G65]&lt;1);0;IF(AND([.F65]&gt;1;[.G65]&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I65]&lt;1;[.J65]&lt;1);0;IF(AND([.I65]&gt;1;[.J65]&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L65]&lt;1;[.M65]&lt;1);0;IF(AND([.L65]&gt;1;[.M65]&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O65]&lt;1;[.P65]&lt;1);0;IF(AND([.O65]&gt;1;[.P65]&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R65]&lt;1;[.S65]&lt;1);0;IF(AND([.R65]&gt;1;[.S65]&gt;1);1;0.5))" office:value-type="float" office:value="1" calcext:value-type="float">
            <text:p>1.0</text:p>
          </table:table-cell>
          <table:table-cell table:style-name="ce139" office:value-type="float" office:value="1.3" calcext:value-type="float">
            <text:p>1.3</text:p>
          </table:table-cell>
          <table:table-cell table:style-name="ce130" office:value-type="float" office:value="1.7" calcext:value-type="float">
            <text:p>1.7</text:p>
          </table:table-cell>
          <table:table-cell table:style-name="ce133" table:formula="of:=IF(AND([.U65]&lt;1;[.V65]&lt;1);0;IF(AND([.U65]&gt;1;[.V65]&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02" calcext:value-type="date">
            <text:p>02-Jul-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3" table:formula="of:=IF(AND([.C66]&lt;1;[.D66]&lt;1);0;IF(AND([.C66]&gt;1;[.D66]&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3" table:formula="of:=IF(AND([.F66]&lt;1;[.G66]&lt;1);0;IF(AND([.F66]&gt;1;[.G66]&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66]&lt;1;[.J66]&lt;1);0;IF(AND([.I66]&gt;1;[.J66]&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L66]&lt;1;[.M66]&lt;1);0;IF(AND([.L66]&gt;1;[.M66]&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3" table:formula="of:=IF(AND([.O66]&lt;1;[.P66]&lt;1);0;IF(AND([.O66]&gt;1;[.P66]&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R66]&lt;1;[.S66]&lt;1);0;IF(AND([.R66]&gt;1;[.S66]&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66]&lt;1;[.V66]&lt;1);0;IF(AND([.U66]&gt;1;[.V66]&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09" calcext:value-type="date">
            <text:p>09-Jul-21</text:p>
          </table:table-cell>
          <table:table-cell table:style-name="ce123" office:value-type="float" office:value="1.1" calcext:value-type="float">
            <text:p>1.1</text:p>
          </table:table-cell>
          <table:table-cell table:style-name="ce130" office:value-type="float" office:value="1.5" calcext:value-type="float">
            <text:p>1.5</text:p>
          </table:table-cell>
          <table:table-cell table:style-name="ce133" table:formula="of:=IF(AND([.C67]&lt;1;[.D67]&lt;1);0;IF(AND([.C67]&gt;1;[.D67]&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67]&lt;1;[.G67]&lt;1);0;IF(AND([.F67]&gt;1;[.G6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67]&lt;1;[.J67]&lt;1);0;IF(AND([.I67]&gt;1;[.J67]&gt;1);1;0.5))" office:value-type="float" office:value="1" calcext:value-type="float">
            <text:p>1.0</text:p>
          </table:table-cell>
          <table:table-cell table:style-name="ce123" office:value-type="float" office:value="4" calcext:value-type="float">
            <text:p>4.0</text:p>
          </table:table-cell>
          <table:table-cell table:style-name="ce130" office:value-type="float" office:value="1.6" calcext:value-type="float">
            <text:p>1.6</text:p>
          </table:table-cell>
          <table:table-cell table:style-name="ce133" table:formula="of:=IF(AND([.L67]&lt;1;[.M67]&lt;1);0;IF(AND([.L67]&gt;1;[.M67]&gt;1);1;0.5))" office:value-type="float" office:value="1" calcext:value-type="float">
            <text:p>1.0</text:p>
          </table:table-cell>
          <table:table-cell table:style-name="ce123" office:value-type="float" office:value="1.1" calcext:value-type="float">
            <text:p>1.1</text:p>
          </table:table-cell>
          <table:table-cell table:style-name="ce130" office:value-type="float" office:value="1.2" calcext:value-type="float">
            <text:p>1.2</text:p>
          </table:table-cell>
          <table:table-cell table:style-name="ce133" table:formula="of:=IF(AND([.O67]&lt;1;[.P67]&lt;1);0;IF(AND([.O67]&gt;1;[.P67]&gt;1);1;0.5))" office:value-type="float" office:value="1" calcext:value-type="float">
            <text:p>1.0</text:p>
          </table:table-cell>
          <table:table-cell table:style-name="ce123" office:value-type="float" office:value="1.3" calcext:value-type="float">
            <text:p>1.3</text:p>
          </table:table-cell>
          <table:table-cell table:style-name="ce130" office:value-type="float" office:value="1.6" calcext:value-type="float">
            <text:p>1.6</text:p>
          </table:table-cell>
          <table:table-cell table:style-name="ce133" table:formula="of:=IF(AND([.R67]&lt;1;[.S67]&lt;1);0;IF(AND([.R67]&gt;1;[.S67]&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67]&lt;1;[.V67]&lt;1);0;IF(AND([.U67]&gt;1;[.V67]&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16" calcext:value-type="date">
            <text:p>16-Jul-21</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C68]&lt;1;[.D68]&lt;1);0;IF(AND([.C68]&gt;1;[.D6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F68]&lt;1;[.G68]&lt;1);0;IF(AND([.F68]&gt;1;[.G68]&gt;1);1;0.5))" office:value-type="float" office:value="1" calcext:value-type="float">
            <text:p>1.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I68]&lt;1;[.J68]&lt;1);0;IF(AND([.I68]&gt;1;[.J6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6" calcext:value-type="float">
            <text:p>1.6</text:p>
          </table:table-cell>
          <table:table-cell table:style-name="ce133" table:formula="of:=IF(AND([.L68]&lt;1;[.M68]&lt;1);0;IF(AND([.L68]&gt;1;[.M68]&gt;1);1;0.5))" office:value-type="float" office:value="1" calcext:value-type="float">
            <text:p>1.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O68]&lt;1;[.P68]&lt;1);0;IF(AND([.O68]&gt;1;[.P68]&gt;1);1;0.5))" office:value-type="float" office:value="0.5" calcext:value-type="float">
            <text:p>0.5</text:p>
          </table:table-cell>
          <table:table-cell table:style-name="ce123" office:value-type="float" office:value="1.3" calcext:value-type="float">
            <text:p>1.3</text:p>
          </table:table-cell>
          <table:table-cell table:style-name="ce130" office:value-type="float" office:value="1.6" calcext:value-type="float">
            <text:p>1.6</text:p>
          </table:table-cell>
          <table:table-cell table:style-name="ce133" table:formula="of:=IF(AND([.R68]&lt;1;[.S68]&lt;1);0;IF(AND([.R68]&gt;1;[.S68]&gt;1);1;0.5))" office:value-type="float" office:value="1" calcext:value-type="float">
            <text:p>1.0</text:p>
          </table:table-cell>
          <table:table-cell table:style-name="ce139" office:value-type="float" office:value="1.2" calcext:value-type="float">
            <text:p>1.2</text:p>
          </table:table-cell>
          <table:table-cell table:style-name="ce130" office:value-type="float" office:value="1.5" calcext:value-type="float">
            <text:p>1.5</text:p>
          </table:table-cell>
          <table:table-cell table:style-name="ce133" table:formula="of:=IF(AND([.U68]&lt;1;[.V68]&lt;1);0;IF(AND([.U68]&gt;1;[.V68]&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23" calcext:value-type="date">
            <text:p>23-Jul-21</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C69]&lt;1;[.D69]&lt;1);0;IF(AND([.C69]&gt;1;[.D6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F69]&lt;1;[.G69]&lt;1);0;IF(AND([.F69]&gt;1;[.G6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I69]&lt;1;[.J69]&lt;1);0;IF(AND([.I69]&gt;1;[.J6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L69]&lt;1;[.M69]&lt;1);0;IF(AND([.L69]&gt;1;[.M69]&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69]&lt;1;[.P69]&lt;1);0;IF(AND([.O69]&gt;1;[.P69]&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R69]&lt;1;[.S69]&lt;1);0;IF(AND([.R69]&gt;1;[.S69]&gt;1);1;0.5))" office:value-type="float" office:value="1" calcext:value-type="float">
            <text:p>1.0</text:p>
          </table:table-cell>
          <table:table-cell table:style-name="ce139" office:value-type="float" office:value="1.3" calcext:value-type="float">
            <text:p>1.3</text:p>
          </table:table-cell>
          <table:table-cell table:style-name="ce130" office:value-type="float" office:value="1.5" calcext:value-type="float">
            <text:p>1.5</text:p>
          </table:table-cell>
          <table:table-cell table:style-name="ce133" table:formula="of:=IF(AND([.U69]&lt;1;[.V69]&lt;1);0;IF(AND([.U69]&gt;1;[.V69]&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30" calcext:value-type="date">
            <text:p>30-Jul-21</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C70]&lt;1;[.D70]&lt;1);0;IF(AND([.C70]&gt;1;[.D70]&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F70]&lt;1;[.G70]&lt;1);0;IF(AND([.F70]&gt;1;[.G70]&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I70]&lt;1;[.J70]&lt;1);0;IF(AND([.I70]&gt;1;[.J70]&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L70]&lt;1;[.M70]&lt;1);0;IF(AND([.L70]&gt;1;[.M70]&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70]&lt;1;[.P70]&lt;1);0;IF(AND([.O70]&gt;1;[.P70]&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R70]&lt;1;[.S70]&lt;1);0;IF(AND([.R70]&gt;1;[.S70]&gt;1);1;0.5))" office:value-type="float" office:value="1" calcext:value-type="float">
            <text:p>1.0</text:p>
          </table:table-cell>
          <table:table-cell table:style-name="ce139" office:value-type="float" office:value="1.2" calcext:value-type="float">
            <text:p>1.2</text:p>
          </table:table-cell>
          <table:table-cell table:style-name="ce130" office:value-type="float" office:value="1.5" calcext:value-type="float">
            <text:p>1.5</text:p>
          </table:table-cell>
          <table:table-cell table:style-name="ce133" table:formula="of:=IF(AND([.U70]&lt;1;[.V70]&lt;1);0;IF(AND([.U70]&gt;1;[.V70]&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8-06" calcext:value-type="date">
            <text:p>06-Aug-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71]&lt;1;[.D71]&lt;1);0;IF(AND([.C71]&gt;1;[.D7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F71]&lt;1;[.G71]&lt;1);0;IF(AND([.F71]&gt;1;[.G71]&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I71]&lt;1;[.J71]&lt;1);0;IF(AND([.I71]&gt;1;[.J71]&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71]&lt;1;[.M71]&lt;1);0;IF(AND([.L71]&gt;1;[.M71]&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71]&lt;1;[.P71]&lt;1);0;IF(AND([.O71]&gt;1;[.P7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71]&lt;1;[.S71]&lt;1);0;IF(AND([.R71]&gt;1;[.S71]&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2" calcext:value-type="float">
            <text:p>1.2</text:p>
          </table:table-cell>
          <table:table-cell table:style-name="ce132" table:formula="of:=IF(AND([.U71]&lt;1;[.V71]&lt;1);0;IF(AND([.U71]&gt;1;[.V71]&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8-13" calcext:value-type="date">
            <text:p>13-Aug-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72]&lt;1;[.D72]&lt;1);0;IF(AND([.C72]&gt;1;[.D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72]&lt;1;[.G72]&lt;1);0;IF(AND([.F72]&gt;1;[.G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72]&lt;1;[.J72]&lt;1);0;IF(AND([.I72]&gt;1;[.J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72]&lt;1;[.M72]&lt;1);0;IF(AND([.L72]&gt;1;[.M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72]&lt;1;[.P72]&lt;1);0;IF(AND([.O72]&gt;1;[.P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72]&lt;1;[.S72]&lt;1);0;IF(AND([.R72]&gt;1;[.S72]&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72]&lt;1;[.V72]&lt;1);0;IF(AND([.U72]&gt;1;[.V72]&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8-20" calcext:value-type="date">
            <text:p>20-Aug-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73]&lt;1;[.D73]&lt;1);0;IF(AND([.C73]&gt;1;[.D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73]&lt;1;[.G73]&lt;1);0;IF(AND([.F73]&gt;1;[.G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I73]&lt;1;[.J73]&lt;1);0;IF(AND([.I73]&gt;1;[.J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73]&lt;1;[.M73]&lt;1);0;IF(AND([.L73]&gt;1;[.M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3]&lt;1;[.P73]&lt;1);0;IF(AND([.O73]&gt;1;[.P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73]&lt;1;[.S73]&lt;1);0;IF(AND([.R73]&gt;1;[.S73]&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73]&lt;1;[.V73]&lt;1);0;IF(AND([.U73]&gt;1;[.V73]&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8-27" calcext:value-type="date">
            <text:p>27-Aug-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C74]&lt;1;[.D74]&lt;1);0;IF(AND([.C74]&gt;1;[.D7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74]&lt;1;[.G74]&lt;1);0;IF(AND([.F74]&gt;1;[.G7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74]&lt;1;[.J74]&lt;1);0;IF(AND([.I74]&gt;1;[.J7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L74]&lt;1;[.M74]&lt;1);0;IF(AND([.L74]&gt;1;[.M7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4]&lt;1;[.P74]&lt;1);0;IF(AND([.O74]&gt;1;[.P74]&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74]&lt;1;[.S74]&lt;1);0;IF(AND([.R74]&gt;1;[.S74]&gt;1);1;0.5))" office:value-type="float" office:value="0.5" calcext:value-type="float">
            <text:p>0.5</text:p>
          </table:table-cell>
          <table:table-cell table:style-name="ce139" office:value-type="float" office:value="1" calcext:value-type="float">
            <text:p>1.0</text:p>
          </table:table-cell>
          <table:table-cell table:style-name="ce130" office:value-type="float" office:value="1.2" calcext:value-type="float">
            <text:p>1.2</text:p>
          </table:table-cell>
          <table:table-cell table:style-name="ce132" table:formula="of:=IF(AND([.U74]&lt;1;[.V74]&lt;1);0;IF(AND([.U74]&gt;1;[.V7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9-03" calcext:value-type="date">
            <text:p>03-Sep-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75]&lt;1;[.D75]&lt;1);0;IF(AND([.C75]&gt;1;[.D7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F75]&lt;1;[.G75]&lt;1);0;IF(AND([.F75]&gt;1;[.G75]&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75]&lt;1;[.J75]&lt;1);0;IF(AND([.I75]&gt;1;[.J75]&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75]&lt;1;[.M75]&lt;1);0;IF(AND([.L75]&gt;1;[.M75]&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5]&lt;1;[.P75]&lt;1);0;IF(AND([.O75]&gt;1;[.P7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75]&lt;1;[.S75]&lt;1);0;IF(AND([.R75]&gt;1;[.S75]&gt;1);1;0.5))" office:value-type="float" office:value="0.5" calcext:value-type="float">
            <text:p>0.5</text:p>
          </table:table-cell>
          <table:table-cell table:style-name="ce139" office:value-type="float" office:value="1" calcext:value-type="float">
            <text:p>1.0</text:p>
          </table:table-cell>
          <table:table-cell table:style-name="ce130" office:value-type="float" office:value="1.4" calcext:value-type="float">
            <text:p>1.4</text:p>
          </table:table-cell>
          <table:table-cell table:style-name="ce132" table:formula="of:=IF(AND([.U75]&lt;1;[.V75]&lt;1);0;IF(AND([.U75]&gt;1;[.V7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9-10" calcext:value-type="date">
            <text:p>10-Sep-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76]&lt;1;[.D76]&lt;1);0;IF(AND([.C76]&gt;1;[.D7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76]&lt;1;[.G76]&lt;1);0;IF(AND([.F76]&gt;1;[.G7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76]&lt;1;[.J76]&lt;1);0;IF(AND([.I76]&gt;1;[.J7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76]&lt;1;[.M76]&lt;1);0;IF(AND([.L76]&gt;1;[.M7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6]&lt;1;[.P76]&lt;1);0;IF(AND([.O76]&gt;1;[.P7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76]&lt;1;[.S76]&lt;1);0;IF(AND([.R76]&gt;1;[.S76]&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76]&lt;1;[.V76]&lt;1);0;IF(AND([.U76]&gt;1;[.V7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9-17" calcext:value-type="date">
            <text:p>17-Sep-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77]&lt;1;[.D77]&lt;1);0;IF(AND([.C77]&gt;1;[.D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77]&lt;1;[.G77]&lt;1);0;IF(AND([.F77]&gt;1;[.G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77]&lt;1;[.J77]&lt;1);0;IF(AND([.I77]&gt;1;[.J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77]&lt;1;[.M77]&lt;1);0;IF(AND([.L77]&gt;1;[.M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7]&lt;1;[.P77]&lt;1);0;IF(AND([.O77]&gt;1;[.P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77]&lt;1;[.S77]&lt;1);0;IF(AND([.R77]&gt;1;[.S77]&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77]&lt;1;[.V77]&lt;1);0;IF(AND([.U77]&gt;1;[.V77]&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9-24" calcext:value-type="date">
            <text:p>24-Sep-21</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78]&lt;1;[.D78]&lt;1);0;IF(AND([.C78]&gt;1;[.D7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78]&lt;1;[.G78]&lt;1);0;IF(AND([.F78]&gt;1;[.G7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78]&lt;1;[.J78]&lt;1);0;IF(AND([.I78]&gt;1;[.J7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78]&lt;1;[.M78]&lt;1);0;IF(AND([.L78]&gt;1;[.M7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78]&lt;1;[.P78]&lt;1);0;IF(AND([.O78]&gt;1;[.P7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R78]&lt;1;[.S78]&lt;1);0;IF(AND([.R78]&gt;1;[.S78]&gt;1);1;0.5))" office:value-type="float" office:value="0" calcext:value-type="float">
            <text:p>0.0</text:p>
          </table:table-cell>
          <table:table-cell table:style-name="ce139" office:value-type="float" office:value="0.7" calcext:value-type="float">
            <text:p>0.7</text:p>
          </table:table-cell>
          <table:table-cell table:style-name="ce130" office:value-type="float" office:value="0.9" calcext:value-type="float">
            <text:p>0.9</text:p>
          </table:table-cell>
          <table:table-cell table:style-name="ce132" table:formula="of:=IF(AND([.U78]&lt;1;[.V78]&lt;1);0;IF(AND([.U78]&gt;1;[.V78]&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10-01" calcext:value-type="date">
            <text:p>01-Oct-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79]&lt;1;[.D79]&lt;1);0;IF(AND([.C79]&gt;1;[.D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79]&lt;1;[.G79]&lt;1);0;IF(AND([.F79]&gt;1;[.G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I79]&lt;1;[.J79]&lt;1);0;IF(AND([.I79]&gt;1;[.J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L79]&lt;1;[.M79]&lt;1);0;IF(AND([.L79]&gt;1;[.M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79]&lt;1;[.P79]&lt;1);0;IF(AND([.O79]&gt;1;[.P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R79]&lt;1;[.S79]&lt;1);0;IF(AND([.R79]&gt;1;[.S79]&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79]&lt;1;[.V79]&lt;1);0;IF(AND([.U79]&gt;1;[.V79]&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0-08" calcext:value-type="date">
            <text:p>08-Oct-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80]&lt;1;[.D80]&lt;1);0;IF(AND([.C80]&gt;1;[.D8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80]&lt;1;[.G80]&lt;1);0;IF(AND([.F80]&gt;1;[.G8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I80]&lt;1;[.J80]&lt;1);0;IF(AND([.I80]&gt;1;[.J80]&gt;1);1;0.5))" office:value-type="float" office:value="0.5" calcext:value-type="float">
            <text:p>0.5</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L80]&lt;1;[.M80]&lt;1);0;IF(AND([.L80]&gt;1;[.M8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80]&lt;1;[.P80]&lt;1);0;IF(AND([.O80]&gt;1;[.P8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80]&lt;1;[.S80]&lt;1);0;IF(AND([.R80]&gt;1;[.S80]&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80]&lt;1;[.V80]&lt;1);0;IF(AND([.U80]&gt;1;[.V80]&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0-15" calcext:value-type="date">
            <text:p>15-Oct-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81]&lt;1;[.D81]&lt;1);0;IF(AND([.C81]&gt;1;[.D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81]&lt;1;[.G81]&lt;1);0;IF(AND([.F81]&gt;1;[.G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81]&lt;1;[.J81]&lt;1);0;IF(AND([.I81]&gt;1;[.J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1]&lt;1;[.M81]&lt;1);0;IF(AND([.L81]&gt;1;[.M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81]&lt;1;[.P81]&lt;1);0;IF(AND([.O81]&gt;1;[.P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81]&lt;1;[.S81]&lt;1);0;IF(AND([.R81]&gt;1;[.S81]&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81]&lt;1;[.V81]&lt;1);0;IF(AND([.U81]&gt;1;[.V81]&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0-22" calcext:value-type="date">
            <text:p>22-Oct-21</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C82]&lt;1;[.D82]&lt;1);0;IF(AND([.C82]&gt;1;[.D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F82]&lt;1;[.G82]&lt;1);0;IF(AND([.F82]&gt;1;[.G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I82]&lt;1;[.J82]&lt;1);0;IF(AND([.I82]&gt;1;[.J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L82]&lt;1;[.M82]&lt;1);0;IF(AND([.L82]&gt;1;[.M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O82]&lt;1;[.P82]&lt;1);0;IF(AND([.O82]&gt;1;[.P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R82]&lt;1;[.S82]&lt;1);0;IF(AND([.R82]&gt;1;[.S82]&gt;1);1;0.5))" office:value-type="float" office:value="1" calcext:value-type="float">
            <text:p>1.0</text:p>
          </table:table-cell>
          <table:table-cell table:style-name="ce139" office:value-type="string" calcext:value-type="string">
            <text:p>.</text:p>
          </table:table-cell>
          <table:table-cell table:style-name="ce130" office:value-type="string" calcext:value-type="string">
            <text:p>.</text:p>
          </table:table-cell>
          <table:table-cell table:style-name="ce132" table:formula="of:=IF(AND([.U82]&lt;1;[.V82]&lt;1);0;IF(AND([.U82]&gt;1;[.V82]&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10-29" calcext:value-type="date">
            <text:p>29-Oct-21</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2" table:formula="of:=IF(AND([.C83]&lt;1;[.D83]&lt;1);0;IF(AND([.C83]&gt;1;[.D83]&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83]&lt;1;[.G83]&lt;1);0;IF(AND([.F83]&gt;1;[.G83]&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83]&lt;1;[.J83]&lt;1);0;IF(AND([.I83]&gt;1;[.J83]&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L83]&lt;1;[.M83]&lt;1);0;IF(AND([.L83]&gt;1;[.M83]&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83]&lt;1;[.P83]&lt;1);0;IF(AND([.O83]&gt;1;[.P83]&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R83]&lt;1;[.S83]&lt;1);0;IF(AND([.R83]&gt;1;[.S83]&gt;1);1;0.5))" office:value-type="float" office:value="1" calcext:value-type="float">
            <text:p>1.0</text:p>
          </table:table-cell>
          <table:table-cell table:style-name="ce139" office:value-type="string" calcext:value-type="string">
            <text:p>.</text:p>
          </table:table-cell>
          <table:table-cell table:style-name="ce130" office:value-type="string" calcext:value-type="string">
            <text:p>.</text:p>
          </table:table-cell>
          <table:table-cell table:style-name="ce132" table:formula="of:=IF(AND([.U83]&lt;1;[.V83]&lt;1);0;IF(AND([.U83]&gt;1;[.V83]&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11-05" calcext:value-type="date">
            <text:p>05-Nov-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84]&lt;1;[.D84]&lt;1);0;IF(AND([.C84]&gt;1;[.D84]&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84]&lt;1;[.G84]&lt;1);0;IF(AND([.F84]&gt;1;[.G8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84]&lt;1;[.J84]&lt;1);0;IF(AND([.I84]&gt;1;[.J8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4]&lt;1;[.M84]&lt;1);0;IF(AND([.L84]&gt;1;[.M8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84]&lt;1;[.P84]&lt;1);0;IF(AND([.O84]&gt;1;[.P84]&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84]&lt;1;[.S84]&lt;1);0;IF(AND([.R84]&gt;1;[.S84]&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84]&lt;1;[.V84]&lt;1);0;IF(AND([.U84]&gt;1;[.V8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1-12" calcext:value-type="date">
            <text:p>12-Nov-21</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85]&lt;1;[.D85]&lt;1);0;IF(AND([.C85]&gt;1;[.D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85]&lt;1;[.G85]&lt;1);0;IF(AND([.F85]&gt;1;[.G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85]&lt;1;[.J85]&lt;1);0;IF(AND([.I85]&gt;1;[.J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85]&lt;1;[.M85]&lt;1);0;IF(AND([.L85]&gt;1;[.M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85]&lt;1;[.P85]&lt;1);0;IF(AND([.O85]&gt;1;[.P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85]&lt;1;[.S85]&lt;1);0;IF(AND([.R85]&gt;1;[.S85]&gt;1);1;0.5))" office:value-type="float" office:value="0.5" calcext:value-type="float">
            <text:p>0.5</text:p>
          </table:table-cell>
          <table:table-cell table:style-name="ce139" office:value-type="float" office:value="0.7" calcext:value-type="float">
            <text:p>0.7</text:p>
          </table:table-cell>
          <table:table-cell table:style-name="ce130" office:value-type="float" office:value="1" calcext:value-type="float">
            <text:p>1.0</text:p>
          </table:table-cell>
          <table:table-cell table:style-name="ce132" table:formula="of:=IF(AND([.U85]&lt;1;[.V85]&lt;1);0;IF(AND([.U85]&gt;1;[.V85]&gt;1);1;0.5))" office:value-type="float" office:value="0.5" calcext:value-type="float">
            <text:p>0.5</text:p>
          </table:table-cell>
          <table:table-cell table:style-name="ce3" table:number-columns-repeated="1001"/>
        </table:table-row>
        <table:table-row table:style-name="ro3">
          <table:table-cell table:style-name="ce3"/>
          <table:table-cell table:style-name="ce63" office:value-type="date" office:date-value="2021-11-19" calcext:value-type="date">
            <text:p>19-Nov-21</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86]&lt;1;[.D86]&lt;1);0;IF(AND([.C86]&gt;1;[.D8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86]&lt;1;[.G86]&lt;1);0;IF(AND([.F86]&gt;1;[.G8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86]&lt;1;[.J86]&lt;1);0;IF(AND([.I86]&gt;1;[.J8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86]&lt;1;[.M86]&lt;1);0;IF(AND([.L86]&gt;1;[.M8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86]&lt;1;[.P86]&lt;1);0;IF(AND([.O86]&gt;1;[.P8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R86]&lt;1;[.S86]&lt;1);0;IF(AND([.R86]&gt;1;[.S86]&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 calcext:value-type="float">
            <text:p>1.0</text:p>
          </table:table-cell>
          <table:table-cell table:style-name="ce132" table:formula="of:=IF(AND([.U86]&lt;1;[.V86]&lt;1);0;IF(AND([.U86]&gt;1;[.V8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1-26" calcext:value-type="date">
            <text:p>26-Nov-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87]&lt;1;[.D87]&lt;1);0;IF(AND([.C87]&gt;1;[.D8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F87]&lt;1;[.G87]&lt;1);0;IF(AND([.F87]&gt;1;[.G8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87]&lt;1;[.J87]&lt;1);0;IF(AND([.I87]&gt;1;[.J8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7]&lt;1;[.M87]&lt;1);0;IF(AND([.L87]&gt;1;[.M87]&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87]&lt;1;[.P87]&lt;1);0;IF(AND([.O87]&gt;1;[.P8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87]&lt;1;[.S87]&lt;1);0;IF(AND([.R87]&gt;1;[.S87]&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87]&lt;1;[.V87]&lt;1);0;IF(AND([.U87]&gt;1;[.V87]&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2-03" calcext:value-type="date">
            <text:p>03-Dec-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88]&lt;1;[.D88]&lt;1);0;IF(AND([.C88]&gt;1;[.D8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F88]&lt;1;[.G88]&lt;1);0;IF(AND([.F88]&gt;1;[.G8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88]&lt;1;[.J88]&lt;1);0;IF(AND([.I88]&gt;1;[.J8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8]&lt;1;[.M88]&lt;1);0;IF(AND([.L88]&gt;1;[.M8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88]&lt;1;[.P88]&lt;1);0;IF(AND([.O88]&gt;1;[.P88]&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88]&lt;1;[.S88]&lt;1);0;IF(AND([.R88]&gt;1;[.S88]&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88]&lt;1;[.V88]&lt;1);0;IF(AND([.U88]&gt;1;[.V88]&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2-10" calcext:value-type="date">
            <text:p>10-Dec-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89]&lt;1;[.D89]&lt;1);0;IF(AND([.C89]&gt;1;[.D89]&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89]&lt;1;[.G89]&lt;1);0;IF(AND([.F89]&gt;1;[.G8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I89]&lt;1;[.J89]&lt;1);0;IF(AND([.I89]&gt;1;[.J8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9]&lt;1;[.M89]&lt;1);0;IF(AND([.L89]&gt;1;[.M8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O89]&lt;1;[.P89]&lt;1);0;IF(AND([.O89]&gt;1;[.P8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89]&lt;1;[.S89]&lt;1);0;IF(AND([.R89]&gt;1;[.S89]&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89]&lt;1;[.V89]&lt;1);0;IF(AND([.U89]&gt;1;[.V89]&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2-17" calcext:value-type="date">
            <text:p>17-Dec-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C90]&lt;1;[.D90]&lt;1);0;IF(AND([.C90]&gt;1;[.D90]&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2" table:formula="of:=IF(AND([.F90]&lt;1;[.G90]&lt;1);0;IF(AND([.F90]&gt;1;[.G90]&gt;1);1;0.5))" office:value-type="float" office:value="1" calcext:value-type="float">
            <text:p>1.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90]&lt;1;[.J90]&lt;1);0;IF(AND([.I90]&gt;1;[.J9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90]&lt;1;[.M90]&lt;1);0;IF(AND([.L90]&gt;1;[.M9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90]&lt;1;[.P90]&lt;1);0;IF(AND([.O90]&gt;1;[.P90]&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90]&lt;1;[.S90]&lt;1);0;IF(AND([.R90]&gt;1;[.S90]&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90]&lt;1;[.V90]&lt;1);0;IF(AND([.U90]&gt;1;[.V90]&gt;1);1;0.5))" office:value-type="float" office:value="0.5" calcext:value-type="float">
            <text:p>0.5</text:p>
          </table:table-cell>
          <table:table-cell table:style-name="ce3" table:number-columns-repeated="1001"/>
        </table:table-row>
        <table:table-row table:style-name="ro3">
          <table:table-cell table:style-name="ce3"/>
          <table:table-cell table:style-name="ce63" office:value-type="date" office:date-value="2021-12-23" calcext:value-type="date">
            <text:p>23-Dec-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C91]&lt;1;[.D91]&lt;1);0;IF(AND([.C91]&gt;1;[.D91]&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6" calcext:value-type="float">
            <text:p>1.6</text:p>
          </table:table-cell>
          <table:table-cell table:style-name="ce132" table:formula="of:=IF(AND([.F91]&lt;1;[.G91]&lt;1);0;IF(AND([.F91]&gt;1;[.G91]&gt;1);1;0.5))" office:value-type="float" office:value="1" calcext:value-type="float">
            <text:p>1.0</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I91]&lt;1;[.J91]&lt;1);0;IF(AND([.I91]&gt;1;[.J9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91]&lt;1;[.M91]&lt;1);0;IF(AND([.L91]&gt;1;[.M91]&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91]&lt;1;[.P91]&lt;1);0;IF(AND([.O91]&gt;1;[.P9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91]&lt;1;[.S91]&lt;1);0;IF(AND([.R91]&gt;1;[.S91]&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91]&lt;1;[.V91]&lt;1);0;IF(AND([.U91]&gt;1;[.V91]&gt;1);1;0.5))" office:value-type="float" office:value="0.5" calcext:value-type="float">
            <text:p>0.5</text:p>
          </table:table-cell>
          <table:table-cell table:style-name="ce3" table:number-columns-repeated="1001"/>
        </table:table-row>
        <table:table-row table:style-name="ro7">
          <table:table-cell table:style-name="ce1"/>
          <table:table-cell table:style-name="ce42"/>
          <table:table-cell table:style-name="ce125"/>
          <table:table-cell table:style-name="ce126" table:number-columns-repeated="2"/>
          <table:table-cell table:style-name="ce125"/>
          <table:table-cell table:style-name="ce126" table:number-columns-repeated="2"/>
          <table:table-cell table:style-name="ce125"/>
          <table:table-cell table:style-name="ce126" table:number-columns-repeated="2"/>
          <table:table-cell table:style-name="ce125"/>
          <table:table-cell table:style-name="ce126" table:number-columns-repeated="2"/>
          <table:table-cell table:style-name="ce125"/>
          <table:table-cell table:style-name="ce126" table:number-columns-repeated="2"/>
          <table:table-cell table:style-name="ce125"/>
          <table:table-cell table:style-name="ce126" table:number-columns-repeated="2"/>
          <table:table-cell table:style-name="ce125"/>
          <table:table-cell table:style-name="ce141"/>
          <table:table-cell table:style-name="ce1" table:number-columns-repeated="1002"/>
        </table:table-row>
        <table:table-row table:style-name="ro7">
          <table:table-cell table:style-name="ce1"/>
          <table:table-cell table:style-name="ce71"/>
          <table:table-cell table:style-name="ce126" table:number-columns-repeated="20"/>
          <table:table-cell table:style-name="ce1" table:number-columns-repeated="1002"/>
        </table:table-row>
        <table:table-row table:style-name="ro3">
          <table:table-cell table:style-name="ce3"/>
          <table:table-cell table:style-name="ce72" office:value-type="string" calcext:value-type="string">
            <text:p>. <text:s text:c="2"/>Not applicable </text:p>
          </table:table-cell>
          <table:table-cell table:number-columns-repeated="20"/>
          <table:table-cell table:style-name="ce3" table:number-columns-repeated="1002"/>
        </table:table-row>
        <table:table-row table:style-name="ro3">
          <table:table-cell table:number-columns-repeated="23"/>
          <table:table-cell table:style-name="ce1" table:number-columns-repeated="1001"/>
        </table:table-row>
        <table:table-row table:style-name="ro3">
          <table:table-cell table:style-name="ce3"/>
          <table:table-cell table:style-name="ce73" office:value-type="string" calcext:value-type="string">
            <text:p>Notes</text:p>
          </table:table-cell>
          <table:table-cell table:number-columns-repeated="20"/>
          <table:table-cell table:style-name="ce3" table:number-columns-repeated="1002"/>
        </table:table-row>
        <table:table-row table:style-name="ro3">
          <table:table-cell table:style-name="ce3"/>
          <table:table-cell table:style-name="ce74" office:value-type="string" calcext:value-type="string">
            <text:p>1. Estimates for R and growth rates are shown as a range, and the true values are likely to lie within this range.</text:p>
          </table:table-cell>
          <table:table-cell table:number-columns-repeated="20"/>
          <table:table-cell table:style-name="ce3" table:number-columns-repeated="1002"/>
        </table:table-row>
        <table:table-row table:style-name="ro3">
          <table:table-cell table:style-name="ce3"/>
          <table:table-cell table:style-name="ce75" office:value-type="string" calcext:value-type="string">
            <text:p>2. Estimates in <text:span text:style-name="T1">red</text:span> 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3. * denotes weeks in which estimates may be based on fewer days or lower quality data than usual, due to increased reporting delays and disruption to data streams during bank holidays and the festive period.</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4. Dates provided refer to the date of publication</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5. Tables 1 and 2 provide a time series of contemporary estimates, which were calculated using the data available at the time and do not necessarily represent the current understanding of R and growth rates for those dates. Estimates have not been revised to include new data. <text:s/></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20"/>
          <table:table-cell table:style-name="ce3" table:number-columns-repeated="1002"/>
        </table:table-row>
        <table:table-row table:style-name="ro3">
          <table:table-cell/>
          <table:table-cell table:style-name="ce76" office:value-type="string" calcext:value-type="string">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21"/>
          <table:table-cell table:style-name="ce3" table:number-columns-repeated="1001"/>
        </table:table-row>
        <table:table-row table:style-name="ro3">
          <table:table-cell/>
          <table:table-cell table:style-name="ce76" office:value-type="string" calcext:value-type="string">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 </text:p>
          </table:table-cell>
          <table:table-cell table:number-columns-repeated="21"/>
          <table:table-cell table:style-name="ce3" table:number-columns-repeated="1001"/>
        </table:table-row>
        <table:table-row table:style-name="ro3">
          <table:table-cell/>
          <table:table-cell table:style-name="ce77" office:value-type="string" calcext:value-type="string">
            <text:p>10. On 22 October, the regional estimates of R and growth rate were paused until we gain a full understanding of the impact of the reported incident of false negative results on estimates in the South West, South East and London</text:p>
          </table:table-cell>
          <table:table-cell table:number-columns-repeated="21"/>
          <table:table-cell table:style-name="ce1" table:number-columns-repeated="1001"/>
        </table:table-row>
        <table:table-row table:style-name="ro3">
          <table:table-cell/>
          <table:table-cell table:style-name="ce77" office:value-type="string" calcext:value-type="string">
            <text:p>11. On 27 October regional estimates of R and growth rate resumed for all regions except the South West. This is following confidence that the impact of the incorrect negatives is unlikely to materially impact the estimates for regions outside of the South West. Estimates for the South West will remain paused until we gain a full understanding of the impact of the reported incident (the incorrect negative PCR test results) on estimates in this region. However, the UKHSA is confident that R is above 1 in the South West and that the epidemic is growing in this region.</text:p>
          </table:table-cell>
          <table:table-cell table:number-columns-repeated="21"/>
          <table:table-cell table:style-name="ce1" table:number-columns-repeated="1001"/>
        </table:table-row>
        <table:table-row table:style-name="ro3">
          <table:table-cell/>
          <table:table-cell table:style-name="ce77" office:value-type="string" calcext:value-type="string">
            <text:p>12. On 5 November, the regional estimate of R and growth rate resumed for the South West. <text:s/>This is following confidence that the incorrect PCR test results are unlikely to have materially impacted on the estimates for this region.</text:p>
          </table:table-cell>
          <table:table-cell table:number-columns-repeated="21"/>
          <table:table-cell table:style-name="ce3" table:number-columns-repeated="1001"/>
        </table:table-row>
        <table:table-row table:style-name="ro3" table:number-rows-repeated="1048467">
          <table:table-cell table:number-columns-repeated="1024"/>
        </table:table-row>
        <table:table-row table:style-name="ro3">
          <table:table-cell table:number-columns-repeated="1024"/>
        </table:table-row>
        <calcext:conditional-formats>
          <calcext:conditional-format calcext:target-range-address="'Table1_-_R'.C12:'Table1_-_R'.D91 'Table1_-_R'.F12:'Table1_-_R'.G91 'Table1_-_R'.I12:'Table1_-_R'.J91 'Table1_-_R'.L12:'Table1_-_R'.M91 'Table1_-_R'.O12:'Table1_-_R'.P91 'Table1_-_R'.R12:'Table1_-_R'.S91 'Table1_-_R'.U12:'Table1_-_R'.V91">
            <calcext:condition calcext:apply-style-name="Good" calcext:value="&lt;1" calcext:base-cell-address="'Table1_-_R'.C12"/>
            <calcext:condition calcext:apply-style-name="Bad" calcext:value="&gt;1" calcext:base-cell-address="'Table1_-_R'.C1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14">
      <number:day number:style="long"/>
      <number:text>-</number:text>
      <number:month number:textual="true"/>
      <number:text>-</number:text>
      <number:year/>
    </number:date-style>
    <number:date-style style:name="N113">
      <number:day number:style="long"/>
      <number:text>-</number:text>
      <number:month number:textual="true"/>
    </number:date-style>
    <number:number-style style:name="N112">
      <number:number number:decimal-places="1" number:min-decimal-places="1" number:min-integer-digits="1" number:grouping="true"/>
    </number:number-style>
    <number:number-style style:name="N111">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10" style:display-name="Normal 10" style:family="table-cell" style:parent-style-name="Default" style:data-style-name="N0">
      <style:table-cell-properties fo:background-color="transparent" style:vertical-align="automatic"/>
    </style:style>
    <style:style style:name="Normal_20_11" style:display-name="Normal 11" style:family="table-cell" style:parent-style-name="Default" style:data-style-name="N0">
      <style:table-cell-properties fo:background-color="transparent" style:vertical-align="automatic"/>
    </style:style>
    <style:style style:name="Normal_20_12" style:display-name="Normal 12" style:family="table-cell" style:parent-style-name="Default" style:data-style-name="N0">
      <style:table-cell-properties fo:background-color="transparent" style:vertical-align="automatic"/>
    </style:style>
    <style:style style:name="Normal_20_13" style:display-name="Normal 13" style:family="table-cell" style:parent-style-name="Default" style:data-style-name="N0">
      <style:table-cell-properties fo:background-color="transparent" style:vertical-align="automatic"/>
    </style:style>
    <style:style style:name="Normal_20_14" style:display-name="Normal 14" style:family="table-cell" style:parent-style-name="Default" style:data-style-name="N0">
      <style:table-cell-properties fo:background-color="transparent" style:vertical-align="automatic"/>
    </style:style>
    <style:style style:name="Normal_20_15" style:display-name="Normal 15" style:family="table-cell" style:parent-style-name="Default" style:data-style-name="N0">
      <style:table-cell-properties fo:background-color="transparent" style:vertical-align="automatic"/>
    </style:style>
    <style:style style:name="Normal_20_16" style:display-name="Normal 16" style:family="table-cell" style:parent-style-name="Default" style:data-style-name="N0">
      <style:table-cell-properties fo:background-color="transparent" style:vertical-align="automatic"/>
    </style:style>
    <style:style style:name="Normal_20_17" style:display-name="Normal 17" style:family="table-cell" style:parent-style-name="Default" style:data-style-name="N0">
      <style:table-cell-properties fo:background-color="transparent" style:vertical-align="automatic"/>
    </style:style>
    <style:style style:name="Normal_20_18" style:display-name="Normal 18" style:family="table-cell" style:parent-style-name="Default" style:data-style-name="N0">
      <style:table-cell-properties fo:background-color="transparent" style:vertical-align="automatic"/>
    </style:style>
    <style:style style:name="Normal_20_19" style:display-name="Normal 19" style:family="table-cell" style:parent-style-name="Default" style:data-style-name="N0">
      <style:table-cell-properties fo:background-color="transparent" style:vertical-align="automatic"/>
    </style:style>
    <style:style style:name="Normal_20_2" style:display-name="Normal 2" style:family="table-cell" style:parent-style-name="Default" style:data-style-name="N0">
      <style:table-cell-properties fo:background-color="transparent" style:vertical-align="automatic"/>
    </style:style>
    <style:style style:name="Normal_20_20" style:display-name="Normal 20" style:family="table-cell" style:parent-style-name="Default" style:data-style-name="N0">
      <style:table-cell-properties fo:background-color="transparent" style:vertical-align="automatic"/>
    </style:style>
    <style:style style:name="Normal_20_21" style:display-name="Normal 21" style:family="table-cell" style:parent-style-name="Default" style:data-style-name="N0">
      <style:table-cell-properties fo:background-color="transparent" style:vertical-align="automatic"/>
    </style:style>
    <style:style style:name="Normal_20_22" style:display-name="Normal 22" style:family="table-cell" style:parent-style-name="Default" style:data-style-name="N0">
      <style:table-cell-properties fo:background-color="transparent" style:vertical-align="automatic"/>
    </style:style>
    <style:style style:name="Normal_20_23" style:display-name="Normal 23" style:family="table-cell" style:parent-style-name="Default" style:data-style-name="N0">
      <style:table-cell-properties fo:background-color="transparent" style:vertical-align="automatic"/>
    </style:style>
    <style:style style:name="Normal_20_24" style:display-name="Normal 24" style:family="table-cell" style:parent-style-name="Default" style:data-style-name="N0">
      <style:table-cell-properties fo:background-color="transparent" style:vertical-align="automatic"/>
    </style:style>
    <style:style style:name="Normal_20_25" style:display-name="Normal 25" style:family="table-cell" style:parent-style-name="Default" style:data-style-name="N0">
      <style:table-cell-properties fo:background-color="transparent" style:vertical-align="automatic"/>
    </style:style>
    <style:style style:name="Normal_20_26" style:display-name="Normal 26" style:family="table-cell" style:parent-style-name="Default" style:data-style-name="N0">
      <style:table-cell-properties fo:background-color="transparent" style:vertical-align="automatic"/>
    </style:style>
    <style:style style:name="Normal_20_27" style:display-name="Normal 27" style:family="table-cell" style:parent-style-name="Default" style:data-style-name="N0">
      <style:table-cell-properties fo:background-color="transparent" style:vertical-align="automatic"/>
    </style:style>
    <style:style style:name="Normal_20_28" style:display-name="Normal 28" style:family="table-cell" style:parent-style-name="Default" style:data-style-name="N0">
      <style:table-cell-properties fo:background-color="transparent" style:vertical-align="automatic"/>
    </style:style>
    <style:style style:name="Normal_20_29" style:display-name="Normal 29"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style>
    <style:style style:name="Normal_20_30" style:display-name="Normal 30" style:family="table-cell" style:parent-style-name="Default" style:data-style-name="N0">
      <style:table-cell-properties fo:background-color="transparent" style:vertical-align="automatic"/>
    </style:style>
    <style:style style:name="Normal_20_31" style:display-name="Normal 31" style:family="table-cell" style:parent-style-name="Default" style:data-style-name="N0">
      <style:table-cell-properties fo:background-color="transparent" style:vertical-align="automatic"/>
    </style:style>
    <style:style style:name="Normal_20_32" style:display-name="Normal 32" style:family="table-cell" style:parent-style-name="Default" style:data-style-name="N0">
      <style:table-cell-properties fo:background-color="transparent" style:vertical-align="automatic"/>
    </style:style>
    <style:style style:name="Normal_20_33" style:display-name="Normal 33" style:family="table-cell" style:parent-style-name="Default" style:data-style-name="N0">
      <style:table-cell-properties fo:background-color="transparent" style:vertical-align="automatic"/>
    </style:style>
    <style:style style:name="Normal_20_34" style:display-name="Normal 34" style:family="table-cell" style:parent-style-name="Default" style:data-style-name="N0">
      <style:table-cell-properties fo:background-color="transparent" style:vertical-align="automatic"/>
    </style:style>
    <style:style style:name="Normal_20_35" style:display-name="Normal 35" style:family="table-cell" style:parent-style-name="Default" style:data-style-name="N0">
      <style:table-cell-properties fo:background-color="transparent" style:vertical-align="automatic"/>
    </style:style>
    <style:style style:name="Normal_20_36" style:display-name="Normal 36" style:family="table-cell" style:parent-style-name="Default" style:data-style-name="N0">
      <style:table-cell-properties fo:background-color="transparent" style:vertical-align="automatic"/>
    </style:style>
    <style:style style:name="Normal_20_37" style:display-name="Normal 37" style:family="table-cell" style:parent-style-name="Default" style:data-style-name="N0">
      <style:table-cell-properties fo:background-color="transparent" style:vertical-align="automatic"/>
    </style:style>
    <style:style style:name="Normal_20_38" style:display-name="Normal 38" style:family="table-cell" style:parent-style-name="Default" style:data-style-name="N0">
      <style:table-cell-properties fo:background-color="transparent" style:vertical-align="automatic"/>
    </style:style>
    <style:style style:name="Normal_20_39" style:display-name="Normal 39"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style>
    <style:style style:name="Normal_20_5" style:display-name="Normal 5" style:family="table-cell" style:parent-style-name="Default" style:data-style-name="N0">
      <style:table-cell-properties fo:background-color="transparent" style:vertical-align="automatic"/>
    </style:style>
    <style:style style:name="Normal_20_6" style:display-name="Normal 6" style:family="table-cell" style:parent-style-name="Default" style:data-style-name="N0">
      <style:table-cell-properties fo:background-color="transparent" style:vertical-align="automatic"/>
    </style:style>
    <style:style style:name="Normal_20_7" style:display-name="Normal 7" style:family="table-cell" style:parent-style-name="Default" style:data-style-name="N0">
      <style:table-cell-properties fo:background-color="transparent" style:vertical-align="automatic"/>
    </style:style>
    <style:style style:name="Normal_20_8" style:display-name="Normal 8" style:family="table-cell" style:parent-style-name="Default" style:data-style-name="N0">
      <style:table-cell-properties fo:background-color="transparent" style:vertical-align="automatic"/>
    </style:style>
    <style:style style:name="Normal_20_9" style:display-name="Normal 9" style:family="table-cell" style:parent-style-name="Default" style:data-style-name="N0">
      <style:table-cell-properties fo:background-color="transparent" style:vertical-align="automatic"/>
    </style:style>
  </office:styles>
  <office:automatic-styles>
    <style:page-layout style:name="Mpm1">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Richards, Elizabeth</meta:initial-creator>
    <meta:creation-date>2021-01-21T11:31:56Z</meta:creation-date>
    <dc:date>2024-07-08T11:52:06.895467276</dc:date>
    <meta:editing-duration>PT9M21S</meta:editing-duration>
    <meta:editing-cycles>5</meta:editing-cycles>
    <meta:document-statistic meta:table-count="2" meta:cell-count="1843" meta:object-count="0"/>
    <meta:user-defined meta:name="ContentTypeId">0x010100760019F867E7584AA0CCD891570F2D38</meta:user-defined>
  </office:meta>
</office:document-meta>
</file>